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center" style:justify-single-word="false"/>
      <style:text-properties style:font-name="Calibri" fo:font-size="16pt" fo:font-weight="bold" officeooo:rsid="00010a56" officeooo:paragraph-rsid="00010a56" style:font-size-asian="14pt" style:font-weight-asian="bold" style:font-size-complex="16pt" style:font-weight-complex="bold"/>
    </style:style>
    <style:style style:name="P2"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bold" officeooo:rsid="0025e602" officeooo:paragraph-rsid="000db143" style:font-size-asian="16pt" style:font-style-asian="italic" style:font-weight-asian="bold" style:font-size-complex="16pt" style:font-style-complex="italic" style:font-weight-complex="bold"/>
    </style:style>
    <style:style style:name="P3"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bold" officeooo:rsid="0025e602" officeooo:paragraph-rsid="000e3d62" style:font-size-asian="16pt" style:font-style-asian="italic" style:font-weight-asian="bold" style:font-size-complex="16pt" style:font-style-complex="italic" style:font-weight-complex="bold"/>
    </style:style>
    <style:style style:name="P4"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bold" officeooo:rsid="0025e602" officeooo:paragraph-rsid="001919a9" style:font-size-asian="16pt" style:font-style-asian="italic" style:font-weight-asian="bold" style:font-size-complex="16pt" style:font-style-complex="italic" style:font-weight-complex="bold"/>
    </style:style>
    <style:style style:name="P5"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bold" officeooo:rsid="0025e602" officeooo:paragraph-rsid="001bfc3d" style:font-size-asian="16pt" style:font-style-asian="italic" style:font-weight-asian="bold" style:font-size-complex="16pt" style:font-style-complex="italic" style:font-weight-complex="bold"/>
    </style:style>
    <style:style style:name="P6"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bold" officeooo:rsid="0025e602" officeooo:paragraph-rsid="001f7c3e" style:font-size-asian="16pt" style:font-style-asian="italic" style:font-weight-asian="bold" style:font-size-complex="16pt" style:font-style-complex="italic" style:font-weight-complex="bold"/>
    </style:style>
    <style:style style:name="P7" style:family="paragraph" style:parent-style-name="Standard">
      <style:paragraph-properties fo:text-align="start" style:justify-single-word="false"/>
      <style:text-properties style:font-name="Calibri" fo:font-size="12pt" fo:font-weight="bold" officeooo:rsid="00010a56" officeooo:paragraph-rsid="00010a56" style:font-size-asian="10.5pt" style:font-weight-asian="bold" style:font-size-complex="12pt" style:font-weight-complex="bold"/>
    </style:style>
    <style:style style:name="P8" style:family="paragraph" style:parent-style-name="Standard">
      <style:paragraph-properties fo:text-align="start" style:justify-single-word="false"/>
      <style:text-properties style:font-name="Calibri" fo:font-size="12pt" fo:font-weight="normal" officeooo:rsid="00010a56" officeooo:paragraph-rsid="00010a56" style:font-size-asian="10.5pt" style:font-weight-asian="normal" style:font-size-complex="12pt" style:font-weight-complex="normal"/>
    </style:style>
    <style:style style:name="P9" style:family="paragraph" style:parent-style-name="Standard">
      <style:paragraph-properties fo:text-align="start" style:justify-single-word="false"/>
      <style:text-properties style:font-name="Calibri" fo:font-size="12pt" fo:font-weight="normal" officeooo:rsid="00050d76" officeooo:paragraph-rsid="00050d76" style:font-size-asian="10.5pt" style:font-weight-asian="normal" style:font-size-complex="12pt" style:font-weight-complex="normal"/>
    </style:style>
    <style:style style:name="P10" style:family="paragraph" style:parent-style-name="Standard">
      <style:paragraph-properties fo:text-align="start" style:justify-single-word="false"/>
      <style:text-properties style:font-name="Calibri" fo:font-size="12pt" fo:font-weight="normal" officeooo:rsid="00050d76" officeooo:paragraph-rsid="000e3d62" style:font-size-asian="10.5pt" style:font-weight-asian="normal" style:font-size-complex="12pt" style:font-weight-complex="normal"/>
    </style:style>
    <style:style style:name="P11" style:family="paragraph" style:parent-style-name="Standard">
      <style:paragraph-properties fo:text-align="start" style:justify-single-word="false"/>
      <style:text-properties style:font-name="Calibri" fo:font-size="12pt" fo:font-weight="normal" officeooo:rsid="000a6799" officeooo:paragraph-rsid="000a6799" style:font-size-asian="10.5pt" style:font-weight-asian="normal" style:font-size-complex="12pt" style:font-weight-complex="normal"/>
    </style:style>
    <style:style style:name="P12" style:family="paragraph" style:parent-style-name="Standard">
      <style:paragraph-properties fo:text-align="start" style:justify-single-word="false"/>
      <style:text-properties style:font-name="Calibri" fo:font-size="12pt" fo:font-weight="normal" officeooo:rsid="000e3d62" officeooo:paragraph-rsid="000e3d62" style:font-size-asian="10.5pt" style:font-weight-asian="normal" style:font-size-complex="12pt" style:font-weight-complex="normal"/>
    </style:style>
    <style:style style:name="P13" style:family="paragraph" style:parent-style-name="Standard">
      <style:paragraph-properties fo:text-align="start" style:justify-single-word="false"/>
      <style:text-properties style:font-name="Calibri" fo:font-size="12pt" fo:font-weight="normal" officeooo:rsid="000ed75b" officeooo:paragraph-rsid="000ed75b" style:font-size-asian="10.5pt" style:font-weight-asian="normal" style:font-size-complex="12pt" style:font-weight-complex="normal"/>
    </style:style>
    <style:style style:name="P14"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50d76" officeooo:paragraph-rsid="00050d76" style:font-size-asian="10.5pt" style:font-weight-asian="normal" style:font-size-complex="12pt" style:font-weight-complex="normal"/>
    </style:style>
    <style:style style:name="P15"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020689" officeooo:paragraph-rsid="00020689" style:font-size-asian="10.5pt" style:font-weight-asian="normal" style:font-size-complex="12pt" style:font-weight-complex="normal"/>
    </style:style>
    <style:style style:name="P16"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1bfc3d" officeooo:paragraph-rsid="00258dbd" style:font-size-asian="10.5pt" style:font-weight-asian="normal" style:font-size-complex="12pt" style:font-weight-complex="normal"/>
    </style:style>
    <style:style style:name="P17"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258dbd" officeooo:paragraph-rsid="00258dbd" style:font-size-asian="10.5pt" style:font-weight-asian="normal" style:font-size-complex="12pt" style:font-weight-complex="normal"/>
    </style:style>
    <style:style style:name="P18" style:family="paragraph" style:parent-style-name="Standard">
      <style:paragraph-properties fo:text-align="start" style:justify-single-word="false"/>
      <style:text-properties style:font-name="Calibri" fo:font-size="12pt" style:text-underline-style="solid" style:text-underline-width="auto" style:text-underline-color="font-color" fo:font-weight="normal" officeooo:rsid="00264a8e" officeooo:paragraph-rsid="00264a8e"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style:font-name="Calibri" fo:font-size="12pt" style:text-underline-style="solid" style:text-underline-width="auto" style:text-underline-color="font-color" fo:font-weight="bold" officeooo:rsid="00264a8e" officeooo:paragraph-rsid="00264a8e" style:font-size-asian="10.5pt" style:font-weight-asian="bold" style:font-size-complex="12pt" style:font-weight-complex="bold"/>
    </style:style>
    <style:style style:name="P20" style:family="paragraph" style:parent-style-name="Standard">
      <style:paragraph-properties fo:text-align="start" style:justify-single-word="false"/>
      <style:text-properties style:font-name="Calibri" fo:font-size="12pt" style:text-underline-style="none" fo:font-weight="normal" officeooo:rsid="0010cfb4" officeooo:paragraph-rsid="0010cfb4" style:font-size-asian="10.5pt" style:font-weight-asian="normal" style:font-size-complex="12pt" style:font-weight-complex="normal"/>
    </style:style>
    <style:style style:name="P21" style:family="paragraph" style:parent-style-name="Standard">
      <style:paragraph-properties fo:text-align="start" style:justify-single-word="false"/>
      <style:text-properties style:font-name="Calibri" fo:font-size="12pt" style:text-underline-style="none" fo:font-weight="normal" officeooo:rsid="00137792" officeooo:paragraph-rsid="00137792" style:font-size-asian="10.5pt" style:font-weight-asian="normal" style:font-size-complex="12pt" style:font-weight-complex="normal"/>
    </style:style>
    <style:style style:name="P22" style:family="paragraph" style:parent-style-name="Standard">
      <style:paragraph-properties fo:text-align="start" style:justify-single-word="false"/>
      <style:text-properties style:font-name="Calibri" fo:font-size="12pt" style:text-underline-style="none" fo:font-weight="normal" officeooo:rsid="001bfc3d" officeooo:paragraph-rsid="001bfc3d" style:font-size-asian="10.5pt" style:font-weight-asian="normal" style:font-size-complex="12pt" style:font-weight-complex="normal"/>
    </style:style>
    <style:style style:name="P23" style:family="paragraph" style:parent-style-name="Standard">
      <style:paragraph-properties fo:text-align="start" style:justify-single-word="false"/>
      <style:text-properties style:font-name="Calibri" fo:font-size="12pt" style:text-underline-style="none" fo:font-weight="normal" officeooo:rsid="001bfc3d" officeooo:paragraph-rsid="001f7c3e" style:font-size-asian="10.5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style:text-underline-style="none" fo:font-weight="normal" officeooo:rsid="001f7c3e" officeooo:paragraph-rsid="001f7c3e" style:font-size-asian="10.5pt" style:font-weight-asian="normal" style:font-size-complex="12pt" style:font-weight-complex="normal"/>
    </style:style>
    <style:style style:name="P25" style:family="paragraph" style:parent-style-name="Standard">
      <style:paragraph-properties fo:text-align="start" style:justify-single-word="false"/>
      <style:text-properties style:font-name="Calibri" fo:font-size="12pt" style:text-underline-style="none" fo:font-weight="normal" officeooo:rsid="0010cfb4" officeooo:paragraph-rsid="0010cfb4" style:font-size-asian="12pt" style:font-weight-asian="normal" style:font-size-complex="12pt" style:font-weight-complex="normal"/>
    </style:style>
    <style:style style:name="P26" style:family="paragraph" style:parent-style-name="Standard">
      <style:paragraph-properties fo:text-align="start" style:justify-single-word="false"/>
      <style:text-properties style:font-name="Calibri" fo:font-size="12pt" style:text-underline-style="none" fo:font-weight="bold" officeooo:rsid="0010cfb4" officeooo:paragraph-rsid="0010cfb4" style:font-size-asian="12pt" style:font-weight-asian="bold" style:font-size-complex="12pt" style:font-weight-complex="bold"/>
    </style:style>
    <style:style style:name="P27" style:family="paragraph" style:parent-style-name="Standard">
      <style:paragraph-properties fo:text-align="start" style:justify-single-word="false"/>
      <style:text-properties style:font-name="Calibri" fo:font-size="12pt" style:text-underline-style="none" fo:font-weight="bold" officeooo:rsid="001919a9" officeooo:paragraph-rsid="001919a9" style:font-size-asian="10.5pt" style:font-weight-asian="bold" style:font-size-complex="12pt" style:font-weight-complex="bold"/>
    </style:style>
    <style:style style:name="P28" style:family="paragraph" style:parent-style-name="Standard">
      <style:paragraph-properties fo:text-align="start" style:justify-single-word="false"/>
      <style:text-properties style:font-name="Calibri" fo:font-size="12pt" style:text-underline-style="none" fo:font-weight="bold" officeooo:rsid="001f7c3e" officeooo:paragraph-rsid="001f7c3e" style:font-size-asian="10.5pt" style:font-weight-asian="bold" style:font-size-complex="12pt" style:font-weight-complex="bold"/>
    </style:style>
    <style:style style:name="P29" style:family="paragraph" style:parent-style-name="Standard">
      <style:paragraph-properties fo:text-align="start" style:justify-single-word="false"/>
      <style:text-properties style:font-name="Calibri" fo:font-size="12pt" style:text-underline-style="none" fo:font-weight="bold" officeooo:rsid="00222142" officeooo:paragraph-rsid="00222142" style:font-size-asian="10.5pt" style:font-weight-asian="bold" style:font-size-complex="12pt" style:font-weight-complex="bold"/>
    </style:style>
    <style:style style:name="P30" style:family="paragraph" style:parent-style-name="Standard">
      <style:paragraph-properties fo:text-align="start" style:justify-single-word="false"/>
      <style:text-properties style:font-name="Calibri" fo:font-size="12pt" style:text-underline-style="none" fo:font-weight="bold" officeooo:rsid="0023acc1" officeooo:paragraph-rsid="0023acc1" style:font-size-asian="10.5pt" style:font-weight-asian="bold" style:font-size-complex="12pt" style:font-weight-complex="bold"/>
    </style:style>
    <style:style style:name="P31" style:family="paragraph" style:parent-style-name="Standard">
      <style:paragraph-properties fo:text-align="start" style:justify-single-word="false"/>
      <style:text-properties style:font-name="Calibri" fo:font-size="12pt" fo:font-style="normal" style:text-underline-style="none" fo:font-weight="normal" officeooo:rsid="0025e602" officeooo:paragraph-rsid="001919a9" style:font-size-asian="10.5pt" style:font-style-asian="normal" style:font-weight-asian="normal" style:font-size-complex="12pt" style:font-style-complex="normal" style:font-weight-complex="normal"/>
    </style:style>
    <style:style style:name="P32" style:family="paragraph" style:parent-style-name="Standard">
      <style:paragraph-properties fo:text-align="start" style:justify-single-word="false"/>
      <style:text-properties style:font-name="Calibri" fo:font-size="12pt" fo:font-style="normal" style:text-underline-style="none" fo:font-weight="normal" officeooo:rsid="0025e602" officeooo:paragraph-rsid="001bfc3d" style:font-size-asian="10.5pt" style:font-style-asian="normal" style:font-weight-asian="normal" style:font-size-complex="12pt" style:font-style-complex="normal" style:font-weight-complex="normal"/>
    </style:style>
    <style:style style:name="P33" style:family="paragraph" style:parent-style-name="Standard">
      <style:paragraph-properties fo:text-align="start" style:justify-single-word="false"/>
      <style:text-properties style:font-name="Calibri" fo:font-size="12pt" fo:font-style="normal" style:text-underline-style="none" fo:font-weight="normal" officeooo:rsid="001919a9" officeooo:paragraph-rsid="001919a9" style:font-size-asian="10.5pt" style:font-style-asian="normal" style:font-weight-asian="normal" style:font-size-complex="12pt" style:font-style-complex="normal" style:font-weight-complex="normal"/>
    </style:style>
    <style:style style:name="P34" style:family="paragraph" style:parent-style-name="Standard">
      <style:paragraph-properties fo:text-align="start" style:justify-single-word="false"/>
      <style:text-properties style:font-name="Calibri" fo:font-size="12pt" fo:font-style="normal" style:text-underline-style="none" fo:font-weight="normal" officeooo:rsid="001bfc3d" officeooo:paragraph-rsid="001bfc3d" style:font-size-asian="10.5pt" style:font-style-asian="normal" style:font-weight-asian="normal" style:font-size-complex="12pt" style:font-style-complex="normal" style:font-weight-complex="normal"/>
    </style:style>
    <style:style style:name="P35" style:family="paragraph" style:parent-style-name="Standard">
      <style:paragraph-properties fo:text-align="start" style:justify-single-word="false"/>
      <style:text-properties style:font-name="Calibri" fo:font-size="12pt" fo:font-style="normal" style:text-underline-style="none" fo:font-weight="normal" officeooo:rsid="001a2c42" officeooo:paragraph-rsid="001a2c42"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start" style:justify-single-word="false"/>
      <style:text-properties style:font-name="Calibri" fo:font-size="12pt" fo:font-style="normal" style:text-underline-style="none" fo:font-weight="normal" officeooo:rsid="001f7c3e" officeooo:paragraph-rsid="001f7c3e"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start" style:justify-single-word="false"/>
      <style:text-properties style:font-name="Calibri" fo:font-size="12pt" fo:font-style="normal" style:text-underline-style="none" fo:font-weight="bold" officeooo:rsid="001919a9" officeooo:paragraph-rsid="001919a9" style:font-size-asian="10.5pt" style:font-style-asian="normal" style:font-weight-asian="bold" style:font-size-complex="12pt" style:font-style-complex="normal" style:font-weight-complex="bold"/>
    </style:style>
    <style:style style:name="P38" style:family="paragraph" style:parent-style-name="Standard">
      <style:paragraph-properties fo:text-align="start" style:justify-single-word="false"/>
      <style:text-properties style:font-name="Calibri" fo:font-size="12pt" fo:font-style="normal" style:text-underline-style="none" fo:font-weight="bold" officeooo:rsid="001a2c42" officeooo:paragraph-rsid="001a2c42" style:font-size-asian="10.5pt" style:font-style-asian="normal" style:font-weight-asian="bold" style:font-size-complex="12pt" style:font-style-complex="normal" style:font-weight-complex="bold"/>
    </style:style>
    <style:style style:name="P39" style:family="paragraph" style:parent-style-name="Standard">
      <style:paragraph-properties fo:text-align="start" style:justify-single-word="false"/>
      <style:text-properties style:font-name="Calibri" fo:font-size="12pt" fo:font-style="italic" style:text-underline-style="solid" style:text-underline-width="auto" style:text-underline-color="font-color" fo:font-weight="bold" officeooo:rsid="0025e602" officeooo:paragraph-rsid="001f7c3e" style:font-size-asian="10.5pt" style:font-style-asian="italic" style:font-weight-asian="bold" style:font-size-complex="12pt" style:font-style-complex="italic" style:font-weight-complex="bold"/>
    </style:style>
    <style:style style:name="P40"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020689" officeooo:paragraph-rsid="00020689" style:font-size-asian="14pt" style:font-weight-asian="normal" style:font-size-complex="14pt" style:font-weight-complex="normal"/>
    </style:style>
    <style:style style:name="P41"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050d76" officeooo:paragraph-rsid="00050d76" style:font-size-asian="14pt" style:font-weight-asian="normal" style:font-size-complex="14pt" style:font-weight-complex="normal"/>
    </style:style>
    <style:style style:name="P42"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0a6799" officeooo:paragraph-rsid="000a6799" style:font-size-asian="14pt" style:font-weight-asian="normal" style:font-size-complex="14pt" style:font-weight-complex="normal"/>
    </style:style>
    <style:style style:name="P43"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0ed75b" officeooo:paragraph-rsid="000ed75b" style:font-size-asian="14pt" style:font-weight-asian="normal" style:font-size-complex="14pt" style:font-weight-complex="normal"/>
    </style:style>
    <style:style style:name="P44"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0ed75b" officeooo:paragraph-rsid="00137792" style:font-size-asian="14pt" style:font-weight-asian="normal" style:font-size-complex="14pt" style:font-weight-complex="normal"/>
    </style:style>
    <style:style style:name="P45"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0ed75b" officeooo:paragraph-rsid="001a2c42" style:font-size-asian="14pt" style:font-weight-asian="normal" style:font-size-complex="14pt" style:font-weight-complex="normal"/>
    </style:style>
    <style:style style:name="P46"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0ed75b" officeooo:paragraph-rsid="001bfc3d" style:font-size-asian="14pt" style:font-weight-asian="normal" style:font-size-complex="14pt" style:font-weight-complex="normal"/>
    </style:style>
    <style:style style:name="P47"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1a2c42" officeooo:paragraph-rsid="001a2c42" style:font-size-asian="14pt" style:font-weight-asian="normal" style:font-size-complex="14pt" style:font-weight-complex="normal"/>
    </style:style>
    <style:style style:name="P48"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1a2c42" officeooo:paragraph-rsid="001b9e85" style:font-size-asian="14pt" style:font-weight-asian="normal" style:font-size-complex="14pt" style:font-weight-complex="normal"/>
    </style:style>
    <style:style style:name="P49"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1bfc3d" officeooo:paragraph-rsid="001bfc3d" style:font-size-asian="14pt" style:font-weight-asian="normal" style:font-size-complex="14pt" style:font-weight-complex="normal"/>
    </style:style>
    <style:style style:name="P50"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1bfc3d" officeooo:paragraph-rsid="001bfc3d" style:font-size-asian="12.25pt" style:font-weight-asian="normal" style:font-size-complex="14pt" style:font-weight-complex="normal"/>
    </style:style>
    <style:style style:name="P51"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1bfc3d" officeooo:paragraph-rsid="001f7c3e" style:font-size-asian="12.25pt" style:font-weight-asian="normal" style:font-size-complex="14pt" style:font-weight-complex="normal"/>
    </style:style>
    <style:style style:name="P52"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1bfc3d" officeooo:paragraph-rsid="00222142" style:font-size-asian="12.25pt" style:font-weight-asian="normal" style:font-size-complex="14pt" style:font-weight-complex="normal"/>
    </style:style>
    <style:style style:name="P53"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1bfc3d" officeooo:paragraph-rsid="00258dbd" style:font-size-asian="12.25pt" style:font-weight-asian="normal" style:font-size-complex="14pt" style:font-weight-complex="normal"/>
    </style:style>
    <style:style style:name="P54" style:family="paragraph" style:parent-style-name="Standard">
      <style:paragraph-properties fo:text-align="start" style:justify-single-word="false"/>
      <style:text-properties style:font-name="Calibri" fo:font-size="14pt" style:text-underline-style="solid" style:text-underline-width="auto" style:text-underline-color="font-color" fo:font-weight="normal" officeooo:rsid="00264a8e" officeooo:paragraph-rsid="00264a8e" style:font-size-asian="12.25pt" style:font-weight-asian="normal" style:font-size-complex="14pt" style:font-weight-complex="normal"/>
    </style:style>
    <style:style style:name="P55" style:family="paragraph" style:parent-style-name="Standard">
      <style:paragraph-properties fo:text-align="start" style:justify-single-word="false"/>
      <style:text-properties style:font-name="Calibri" fo:font-size="14pt" style:text-underline-style="none" fo:font-weight="normal" officeooo:rsid="00137792" officeooo:paragraph-rsid="00137792" style:font-size-asian="14pt" style:font-weight-asian="normal" style:font-size-complex="14pt" style:font-weight-complex="normal"/>
    </style:style>
    <style:style style:name="P56" style:family="paragraph" style:parent-style-name="Standard">
      <style:paragraph-properties fo:text-align="start" style:justify-single-word="false"/>
      <style:text-properties style:font-name="Calibri" officeooo:rsid="000c4d26" officeooo:paragraph-rsid="000c4d26"/>
    </style:style>
    <style:style style:name="P57" style:family="paragraph" style:parent-style-name="Standard">
      <style:paragraph-properties fo:text-align="start" style:justify-single-word="false"/>
      <style:text-properties style:font-name="Calibri" officeooo:paragraph-rsid="001a2c42"/>
    </style:style>
    <style:style style:name="P58" style:family="paragraph" style:parent-style-name="Standard">
      <style:paragraph-properties fo:text-align="start" style:justify-single-word="false"/>
      <style:text-properties style:font-name="Calibri" fo:font-weight="bold" officeooo:rsid="001b9e85" officeooo:paragraph-rsid="001b9e85" style:font-weight-asian="bold" style:font-weight-complex="bold"/>
    </style:style>
    <style:style style:name="P59" style:family="paragraph" style:parent-style-name="Standard">
      <style:paragraph-properties fo:text-align="justify" style:justify-single-word="false"/>
      <style:text-properties style:font-name="Calibri" fo:font-weight="bold" officeooo:rsid="001b9e85" officeooo:paragraph-rsid="001b9e85" style:font-weight-asian="bold" style:font-weight-complex="bold"/>
    </style:style>
    <style:style style:name="P60" style:family="paragraph" style:parent-style-name="Standard">
      <style:paragraph-properties fo:text-align="start" style:justify-single-word="false"/>
      <style:text-properties style:font-name="Calibri" fo:font-weight="bold" officeooo:rsid="001919a9" officeooo:paragraph-rsid="001919a9" style:font-weight-asian="bold" style:font-weight-complex="bold"/>
    </style:style>
    <style:style style:name="P61" style:family="paragraph" style:parent-style-name="Standard">
      <style:paragraph-properties fo:text-align="start" style:justify-single-word="false"/>
      <style:text-properties style:font-name="Calibri" officeooo:rsid="001919a9" officeooo:paragraph-rsid="001919a9"/>
    </style:style>
    <style:style style:name="P62" style:family="paragraph" style:parent-style-name="Standard">
      <style:paragraph-properties fo:text-align="start" style:justify-single-word="false"/>
      <style:text-properties officeooo:paragraph-rsid="000a6799"/>
    </style:style>
    <style:style style:name="P63" style:family="paragraph" style:parent-style-name="Standard">
      <style:paragraph-properties fo:text-align="start" style:justify-single-word="false"/>
      <style:text-properties officeooo:paragraph-rsid="001919a9"/>
    </style:style>
    <style:style style:name="P64" style:family="paragraph" style:parent-style-name="Standard">
      <style:paragraph-properties fo:text-align="start" style:justify-single-word="false"/>
      <style:text-properties officeooo:paragraph-rsid="001a2c42"/>
    </style:style>
    <style:style style:name="P65" style:family="paragraph" style:parent-style-name="Standard">
      <style:paragraph-properties fo:text-align="start" style:justify-single-word="false"/>
      <style:text-properties officeooo:paragraph-rsid="001bfc3d"/>
    </style:style>
    <style:style style:name="P66" style:family="paragraph" style:parent-style-name="Standard">
      <style:paragraph-properties fo:text-align="start" style:justify-single-word="false"/>
      <style:text-properties officeooo:rsid="000c4d26" officeooo:paragraph-rsid="000c4d26"/>
    </style:style>
    <style:style style:name="P67" style:family="paragraph" style:parent-style-name="Standard">
      <style:paragraph-properties fo:text-align="start" style:justify-single-word="false"/>
      <style:text-properties fo:font-size="14pt" style:text-underline-style="solid" style:text-underline-width="auto" style:text-underline-color="font-color" officeooo:rsid="000c4d26" officeooo:paragraph-rsid="000c4d26" style:font-size-asian="14pt" style:font-size-complex="14pt"/>
    </style:style>
    <style:style style:name="P68" style:family="paragraph" style:parent-style-name="Standard">
      <style:paragraph-properties fo:text-align="start" style:justify-single-word="false"/>
      <style:text-properties officeooo:rsid="0011423e" officeooo:paragraph-rsid="0011423e"/>
    </style:style>
    <style:style style:name="P69" style:family="paragraph" style:parent-style-name="Standard">
      <style:paragraph-properties fo:text-align="start" style:justify-single-word="false"/>
      <style:text-properties officeooo:rsid="001919a9" officeooo:paragraph-rsid="001919a9"/>
    </style:style>
    <style:style style:name="P70" style:family="paragraph" style:parent-style-name="Standard">
      <style:paragraph-properties fo:text-align="start" style:justify-single-word="false"/>
      <style:text-properties fo:font-weight="bold" officeooo:rsid="001a2c42" officeooo:paragraph-rsid="001a2c42" style:font-weight-asian="bold" style:font-weight-complex="bold"/>
    </style:style>
    <style:style style:name="P71" style:family="paragraph" style:parent-style-name="Text_20_body">
      <style:paragraph-properties fo:text-align="justify" style:justify-single-word="false"/>
      <style:text-properties officeooo:paragraph-rsid="001bc555"/>
    </style:style>
    <style:style style:name="P72" style:family="paragraph" style:parent-style-name="Standard" style:list-style-name="L1">
      <style:paragraph-properties fo:text-align="start" style:justify-single-word="false"/>
      <style:text-properties style:font-name="Calibri" fo:font-size="12pt" fo:font-weight="bold" officeooo:rsid="00010a56" officeooo:paragraph-rsid="00010a56" style:font-size-asian="10.5pt" style:font-weight-asian="bold" style:font-size-complex="12pt" style:font-weight-complex="bold"/>
    </style:style>
    <style:style style:name="P73" style:family="paragraph" style:parent-style-name="Standard" style:list-style-name="L1">
      <style:paragraph-properties fo:text-align="start" style:justify-single-word="false"/>
      <style:text-properties style:font-name="Calibri" fo:font-size="12pt" fo:font-weight="normal" officeooo:rsid="00010a56" officeooo:paragraph-rsid="00010a56" style:font-size-asian="10.5pt" style:font-weight-asian="normal" style:font-size-complex="12pt" style:font-weight-complex="normal"/>
    </style:style>
    <style:style style:name="P74" style:family="paragraph" style:parent-style-name="Standard" style:list-style-name="L2">
      <style:paragraph-properties fo:text-align="start" style:justify-single-word="false"/>
      <style:text-properties style:font-name="Calibri" fo:font-size="12pt" fo:font-weight="normal" officeooo:rsid="00020689" officeooo:paragraph-rsid="00020689" style:font-size-asian="10.5pt" style:font-weight-asian="normal" style:font-size-complex="12pt" style:font-weight-complex="normal"/>
    </style:style>
    <style:style style:name="P75" style:family="paragraph" style:parent-style-name="Standard" style:list-style-name="L2">
      <style:paragraph-properties fo:text-align="start" style:justify-single-word="false"/>
      <style:text-properties style:font-name="Calibri" fo:font-size="12pt" fo:font-weight="normal" officeooo:rsid="00029606" officeooo:paragraph-rsid="00029606" style:font-size-asian="10.5pt" style:font-weight-asian="normal" style:font-size-complex="12pt" style:font-weight-complex="normal"/>
    </style:style>
    <style:style style:name="P76" style:family="paragraph" style:parent-style-name="Standard" style:list-style-name="L2">
      <style:paragraph-properties fo:text-align="start" style:justify-single-word="false"/>
      <style:text-properties style:font-name="Calibri" fo:font-size="12pt" fo:font-weight="normal" officeooo:rsid="00036f70" officeooo:paragraph-rsid="00036f70" style:font-size-asian="10.5pt" style:font-weight-asian="normal" style:font-size-complex="12pt" style:font-weight-complex="normal"/>
    </style:style>
    <style:style style:name="P77" style:family="paragraph" style:parent-style-name="Standard" style:list-style-name="L3">
      <style:paragraph-properties fo:text-align="start" style:justify-single-word="false"/>
      <style:text-properties style:font-name="Calibri" fo:font-size="12pt" fo:font-weight="normal" officeooo:rsid="00050d76" officeooo:paragraph-rsid="00050d76" style:font-size-asian="10.5pt" style:font-weight-asian="normal" style:font-size-complex="12pt" style:font-weight-complex="normal"/>
    </style:style>
    <style:style style:name="P78" style:family="paragraph" style:parent-style-name="Standard" style:list-style-name="L4">
      <style:paragraph-properties fo:text-align="start" style:justify-single-word="false"/>
      <style:text-properties style:font-name="Calibri" fo:font-size="12pt" fo:font-weight="normal" officeooo:rsid="00050d76" officeooo:paragraph-rsid="00050d76" style:font-size-asian="10.5pt" style:font-weight-asian="normal" style:font-size-complex="12pt" style:font-weight-complex="normal"/>
    </style:style>
    <style:style style:name="P79" style:family="paragraph" style:parent-style-name="Standard" style:list-style-name="L5">
      <style:paragraph-properties fo:text-align="start" style:justify-single-word="false"/>
      <style:text-properties style:font-name="Calibri" fo:font-size="12pt" fo:font-weight="normal" officeooo:rsid="00050d76" officeooo:paragraph-rsid="00050d76" style:font-size-asian="10.5pt" style:font-weight-asian="normal" style:font-size-complex="12pt" style:font-weight-complex="normal"/>
    </style:style>
    <style:style style:name="P80" style:family="paragraph" style:parent-style-name="Standard" style:list-style-name="L6">
      <style:paragraph-properties fo:text-align="start" style:justify-single-word="false"/>
      <style:text-properties style:font-name="Calibri" fo:font-size="12pt" fo:font-weight="normal" officeooo:rsid="000a6799" officeooo:paragraph-rsid="000a6799" style:font-size-asian="10.5pt" style:font-weight-asian="normal" style:font-size-complex="12pt" style:font-weight-complex="normal"/>
    </style:style>
    <style:style style:name="P81" style:family="paragraph" style:parent-style-name="Standard" style:list-style-name="L9">
      <style:paragraph-properties fo:text-align="start" style:justify-single-word="false"/>
      <style:text-properties style:font-name="Calibri" fo:font-size="12pt" fo:font-weight="normal" officeooo:rsid="000ed75b" officeooo:paragraph-rsid="000ed75b" style:font-size-asian="10.5pt" style:font-weight-asian="normal" style:font-size-complex="12pt" style:font-weight-complex="normal"/>
    </style:style>
    <style:style style:name="P82" style:family="paragraph" style:parent-style-name="Standard" style:list-style-name="L12">
      <style:paragraph-properties fo:text-align="start" style:justify-single-word="false"/>
      <style:text-properties style:font-name="Calibri" fo:font-size="12pt" fo:font-style="normal" style:text-underline-style="none" fo:font-weight="normal" officeooo:rsid="001919a9" officeooo:paragraph-rsid="001919a9" style:font-size-asian="10.5pt" style:font-style-asian="normal" style:font-weight-asian="normal" style:font-size-complex="12pt" style:font-style-complex="normal" style:font-weight-complex="normal"/>
    </style:style>
    <style:style style:name="P83" style:family="paragraph" style:parent-style-name="Standard" style:list-style-name="L13">
      <style:paragraph-properties fo:text-align="start" style:justify-single-word="false"/>
      <style:text-properties style:font-name="Calibri" fo:font-size="12pt" fo:font-style="normal" style:text-underline-style="none" fo:font-weight="normal" officeooo:rsid="001919a9" officeooo:paragraph-rsid="001919a9" style:font-size-asian="10.5pt" style:font-style-asian="normal" style:font-weight-asian="normal" style:font-size-complex="12pt" style:font-style-complex="normal" style:font-weight-complex="normal"/>
    </style:style>
    <style:style style:name="P84" style:family="paragraph" style:parent-style-name="Standard" style:list-style-name="L27">
      <style:paragraph-properties fo:text-align="start" style:justify-single-word="false"/>
      <style:text-properties style:font-name="Calibri" fo:font-size="12pt" fo:font-style="normal" style:text-underline-style="none" fo:font-weight="normal" officeooo:rsid="001f7c3e" officeooo:paragraph-rsid="001f7c3e" style:font-size-asian="10.5pt" style:font-style-asian="normal" style:font-weight-asian="normal" style:font-size-complex="12pt" style:font-style-complex="normal" style:font-weight-complex="normal"/>
    </style:style>
    <style:style style:name="P85" style:family="paragraph" style:parent-style-name="Standard" style:list-style-name="L15">
      <style:paragraph-properties fo:text-align="start" style:justify-single-word="false"/>
      <style:text-properties style:font-name="Calibri" fo:font-size="12pt" fo:font-style="normal" style:text-underline-style="none" fo:font-weight="bold" officeooo:rsid="001a2c42" officeooo:paragraph-rsid="001a2c42" style:font-size-asian="10.5pt" style:font-style-asian="normal" style:font-weight-asian="bold" style:font-size-complex="12pt" style:font-style-complex="normal" style:font-weight-complex="bold"/>
    </style:style>
    <style:style style:name="P86" style:family="paragraph" style:parent-style-name="Standard" style:list-style-name="L21">
      <style:paragraph-properties fo:text-align="start" style:justify-single-word="false"/>
      <style:text-properties style:font-name="Calibri" fo:font-size="12pt" fo:font-style="normal" style:text-underline-style="none" fo:font-weight="bold" officeooo:rsid="001b9e85" officeooo:paragraph-rsid="001b9e85" style:font-size-asian="10.5pt" style:font-style-asian="normal" style:font-weight-asian="bold" style:font-size-complex="12pt" style:font-style-complex="normal" style:font-weight-complex="bold"/>
    </style:style>
    <style:style style:name="P87" style:family="paragraph" style:parent-style-name="Standard" style:list-style-name="L25">
      <style:paragraph-properties fo:text-align="start" style:justify-single-word="false"/>
      <style:text-properties style:font-name="Calibri" fo:font-size="12pt" style:text-underline-style="none" fo:font-weight="normal" officeooo:rsid="001bfc3d" officeooo:paragraph-rsid="001bfc3d"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style:font-name="Calibri" fo:font-size="12pt" style:text-underline-style="none" fo:font-weight="normal" officeooo:rsid="001f7c3e" officeooo:paragraph-rsid="001f7c3e" style:font-size-asian="10.5pt" style:font-weight-asian="normal" style:font-size-complex="12pt" style:font-weight-complex="normal"/>
    </style:style>
    <style:style style:name="P89" style:family="paragraph" style:parent-style-name="Standard">
      <style:paragraph-properties fo:text-align="start" style:justify-single-word="false"/>
      <style:text-properties style:font-name="Calibri" fo:font-size="12pt" style:text-underline-style="none" fo:font-weight="normal" officeooo:rsid="00222142" officeooo:paragraph-rsid="00222142" style:font-size-asian="10.5pt" style:font-weight-asian="normal" style:font-size-complex="12pt" style:font-weight-complex="normal"/>
    </style:style>
    <style:style style:name="P90" style:family="paragraph" style:parent-style-name="Standard" style:list-style-name="L28">
      <style:paragraph-properties fo:text-align="start" style:justify-single-word="false"/>
      <style:text-properties style:font-name="Calibri" fo:font-size="12pt" style:text-underline-style="none" fo:font-weight="normal" officeooo:rsid="00222142" officeooo:paragraph-rsid="00222142" style:font-size-asian="10.5pt" style:font-weight-asian="normal" style:font-size-complex="12pt" style:font-weight-complex="normal"/>
    </style:style>
    <style:style style:name="P91" style:family="paragraph" style:parent-style-name="Standard" style:list-style-name="L29">
      <style:paragraph-properties fo:text-align="start" style:justify-single-word="false"/>
      <style:text-properties style:font-name="Calibri" fo:font-size="12pt" style:text-underline-style="none" fo:font-weight="normal" officeooo:rsid="00222142" officeooo:paragraph-rsid="00222142" style:font-size-asian="10.5pt" style:font-weight-asian="normal" style:font-size-complex="12pt" style:font-weight-complex="normal"/>
    </style:style>
    <style:style style:name="P92" style:family="paragraph" style:parent-style-name="Standard" style:list-style-name="L29">
      <style:paragraph-properties fo:text-align="start" style:justify-single-word="false"/>
      <style:text-properties style:font-name="Calibri" fo:font-size="12pt" style:text-underline-style="none" fo:font-weight="normal" officeooo:rsid="0023acc1" officeooo:paragraph-rsid="0023acc1" style:font-size-asian="10.5pt" style:font-weight-asian="normal" style:font-size-complex="12pt" style:font-weight-complex="normal"/>
    </style:style>
    <style:style style:name="P93" style:family="paragraph" style:parent-style-name="Standard">
      <style:paragraph-properties fo:text-align="start" style:justify-single-word="false"/>
      <style:text-properties style:font-name="Calibri" fo:font-size="12pt" style:text-underline-style="none" fo:font-weight="normal" officeooo:rsid="0023acc1" officeooo:paragraph-rsid="0023acc1" style:font-size-asian="10.5pt" style:font-weight-asian="normal" style:font-size-complex="12pt" style:font-weight-complex="normal"/>
    </style:style>
    <style:style style:name="P94" style:family="paragraph" style:parent-style-name="Standard" style:list-style-name="L30">
      <style:paragraph-properties fo:text-align="start" style:justify-single-word="false"/>
      <style:text-properties style:font-name="Calibri" fo:font-size="12pt" style:text-underline-style="none" fo:font-weight="normal" officeooo:rsid="0023acc1" officeooo:paragraph-rsid="0023acc1" style:font-size-asian="10.5pt" style:font-weight-asian="normal" style:font-size-complex="12pt" style:font-weight-complex="normal"/>
    </style:style>
    <style:style style:name="P95" style:family="paragraph" style:parent-style-name="Standard" style:list-style-name="L31">
      <style:paragraph-properties fo:text-align="start" style:justify-single-word="false"/>
      <style:text-properties style:font-name="Calibri" fo:font-size="12pt" style:text-underline-style="none" fo:font-weight="normal" officeooo:rsid="0023acc1" officeooo:paragraph-rsid="0023acc1" style:font-size-asian="10.5pt" style:font-weight-asian="normal" style:font-size-complex="12pt" style:font-weight-complex="normal"/>
    </style:style>
    <style:style style:name="P96" style:family="paragraph" style:parent-style-name="Standard" style:list-style-name="L32">
      <style:paragraph-properties fo:text-align="start" style:justify-single-word="false"/>
      <style:text-properties style:font-name="Calibri" fo:font-size="12pt" style:text-underline-style="none" fo:font-weight="normal" officeooo:rsid="0023acc1" officeooo:paragraph-rsid="0023acc1" style:font-size-asian="10.5pt" style:font-weight-asian="normal" style:font-size-complex="12pt" style:font-weight-complex="normal"/>
    </style:style>
    <style:style style:name="P97" style:family="paragraph" style:parent-style-name="Standard" style:list-style-name="L33">
      <style:paragraph-properties fo:text-align="start" style:justify-single-word="false"/>
      <style:text-properties style:font-name="Calibri" fo:font-size="12pt" style:text-underline-style="none" fo:font-weight="normal" officeooo:rsid="0023acc1" officeooo:paragraph-rsid="0023acc1" style:font-size-asian="10.5pt" style:font-weight-asian="normal" style:font-size-complex="12pt" style:font-weight-complex="normal"/>
    </style:style>
    <style:style style:name="P98" style:family="paragraph" style:parent-style-name="Standard" style:list-style-name="L34">
      <style:paragraph-properties fo:text-align="start" style:justify-single-word="false"/>
      <style:text-properties style:font-name="Calibri" fo:font-size="12pt" style:text-underline-style="none" fo:font-weight="normal" officeooo:rsid="0023acc1" officeooo:paragraph-rsid="0023acc1" style:font-size-asian="10.5pt" style:font-weight-asian="normal" style:font-size-complex="12pt" style:font-weight-complex="normal"/>
    </style:style>
    <style:style style:name="P99" style:family="paragraph" style:parent-style-name="Standard">
      <style:paragraph-properties fo:text-align="start" style:justify-single-word="false"/>
      <style:text-properties style:font-name="Calibri" fo:font-size="12pt" style:text-underline-style="none" fo:font-weight="normal" officeooo:rsid="00258dbd" officeooo:paragraph-rsid="00258dbd" style:font-size-asian="10.5pt" style:font-weight-asian="normal" style:font-size-complex="12pt" style:font-weight-complex="normal"/>
    </style:style>
    <style:style style:name="P100" style:family="paragraph" style:parent-style-name="Standard" style:list-style-name="L35">
      <style:paragraph-properties fo:text-align="start" style:justify-single-word="false"/>
      <style:text-properties style:font-name="Calibri" fo:font-size="12pt" style:text-underline-style="none" fo:font-weight="normal" officeooo:rsid="00258dbd" officeooo:paragraph-rsid="00258dbd" style:font-size-asian="10.5pt" style:font-weight-asian="normal" style:font-size-complex="12pt" style:font-weight-complex="normal"/>
    </style:style>
    <style:style style:name="P101" style:family="paragraph" style:parent-style-name="Standard">
      <style:paragraph-properties fo:text-align="start" style:justify-single-word="false"/>
      <style:text-properties style:font-name="Calibri" fo:font-size="12pt" style:text-underline-style="none" fo:font-weight="normal" officeooo:rsid="00264a8e" officeooo:paragraph-rsid="00264a8e" style:font-size-asian="10.5pt" style:font-weight-asian="normal" style:font-size-complex="12pt" style:font-weight-complex="normal"/>
    </style:style>
    <style:style style:name="P102" style:family="paragraph" style:parent-style-name="Standard" style:list-style-name="L36">
      <style:paragraph-properties fo:text-align="start" style:justify-single-word="false"/>
      <style:text-properties style:font-name="Calibri" fo:font-size="12pt" style:text-underline-style="none" fo:font-weight="normal" officeooo:rsid="00264a8e" officeooo:paragraph-rsid="00264a8e" style:font-size-asian="10.5pt" style:font-weight-asian="normal" style:font-size-complex="12pt" style:font-weight-complex="normal"/>
    </style:style>
    <style:style style:name="P103" style:family="paragraph" style:parent-style-name="Standard" style:list-style-name="L37">
      <style:paragraph-properties fo:text-align="start" style:justify-single-word="false"/>
      <style:text-properties style:font-name="Calibri" fo:font-size="12pt" style:text-underline-style="none" fo:font-weight="normal" officeooo:rsid="00264a8e" officeooo:paragraph-rsid="00264a8e" style:font-size-asian="10.5pt" style:font-weight-asian="normal" style:font-size-complex="12pt" style:font-weight-complex="normal"/>
    </style:style>
    <style:style style:name="P104" style:family="paragraph" style:parent-style-name="Standard" style:list-style-name="L38">
      <style:paragraph-properties fo:text-align="start" style:justify-single-word="false"/>
      <style:text-properties style:font-name="Calibri" fo:font-size="12pt" style:text-underline-style="none" fo:font-weight="normal" officeooo:rsid="00275c49" officeooo:paragraph-rsid="00275c49" style:font-size-asian="10.5pt" style:font-weight-asian="normal" style:font-size-complex="12pt" style:font-weight-complex="normal"/>
    </style:style>
    <style:style style:name="P105" style:family="paragraph" style:parent-style-name="Standard">
      <style:paragraph-properties fo:text-align="start" style:justify-single-word="false"/>
      <style:text-properties style:font-name="Calibri" fo:font-size="12pt" style:text-underline-style="none" fo:font-weight="normal" officeooo:rsid="00275c49" officeooo:paragraph-rsid="00275c49" style:font-size-asian="10.5pt" style:font-weight-asian="normal" style:font-size-complex="12pt" style:font-weight-complex="normal"/>
    </style:style>
    <style:style style:name="P106" style:family="paragraph" style:parent-style-name="Standard">
      <style:paragraph-properties fo:text-align="start" style:justify-single-word="false"/>
      <style:text-properties style:font-name="Calibri" fo:font-size="12pt" style:text-underline-style="none" fo:font-weight="normal" officeooo:rsid="002bfd5b" officeooo:paragraph-rsid="002bfd5b" style:font-size-asian="10.5pt" style:font-weight-asian="normal" style:font-size-complex="12pt" style:font-weight-complex="normal"/>
    </style:style>
    <style:style style:name="P107" style:family="paragraph" style:parent-style-name="Standard">
      <style:paragraph-properties fo:text-align="start" style:justify-single-word="false"/>
      <style:text-properties style:font-name="Calibri" fo:font-size="12pt" style:text-underline-style="none" fo:font-weight="bold" officeooo:rsid="00258dbd" officeooo:paragraph-rsid="00258dbd" style:font-size-asian="10.5pt" style:font-weight-asian="bold" style:font-size-complex="12pt" style:font-weight-complex="bold"/>
    </style:style>
    <style:style style:name="P108" style:family="paragraph" style:parent-style-name="Standard">
      <style:paragraph-properties fo:text-align="start" style:justify-single-word="false"/>
      <style:text-properties style:font-name="Calibri" fo:font-size="12pt" style:text-underline-style="none" fo:font-weight="bold" officeooo:rsid="00264a8e" officeooo:paragraph-rsid="00264a8e" style:font-size-asian="10.5pt" style:font-weight-asian="bold" style:font-size-complex="12pt" style:font-weight-complex="bold"/>
    </style:style>
    <style:style style:name="P109" style:family="paragraph" style:parent-style-name="Standard">
      <style:paragraph-properties fo:text-align="start" style:justify-single-word="false"/>
      <style:text-properties style:font-name="Calibri" fo:font-size="12pt" style:text-underline-style="none" fo:font-weight="bold" officeooo:rsid="002bfd5b" officeooo:paragraph-rsid="002bfd5b" style:font-size-asian="10.5pt" style:font-weight-asian="bold" style:font-size-complex="12pt" style:font-weight-complex="bold"/>
    </style:style>
    <style:style style:name="P110" style:family="paragraph" style:parent-style-name="Standard" style:list-style-name="L37">
      <style:paragraph-properties fo:text-align="start" style:justify-single-word="false"/>
      <style:text-properties style:font-name="Calibri" fo:font-size="12pt" style:text-underline-style="solid" style:text-underline-width="auto" style:text-underline-color="font-color" fo:font-weight="bold" officeooo:rsid="00264a8e" officeooo:paragraph-rsid="00264a8e" style:font-size-asian="10.5pt" style:font-weight-asian="bold" style:font-size-complex="12pt" style:font-weight-complex="bold"/>
    </style:style>
    <style:style style:name="P111" style:family="paragraph" style:parent-style-name="Standard" style:list-style-name="L8">
      <style:paragraph-properties fo:text-align="start" style:justify-single-word="false"/>
      <style:text-properties style:font-name="Calibri" officeooo:rsid="000c4d26" officeooo:paragraph-rsid="000c4d26"/>
    </style:style>
    <style:style style:name="P112" style:family="paragraph" style:parent-style-name="Standard" style:list-style-name="L16">
      <style:paragraph-properties fo:text-align="start" style:justify-single-word="false"/>
      <style:text-properties style:font-name="Calibri" fo:font-size="14pt" style:text-underline-style="solid" style:text-underline-width="auto" style:text-underline-color="font-color" fo:font-weight="normal" officeooo:rsid="001a2c42" officeooo:paragraph-rsid="001a2c42" style:font-size-asian="14pt" style:font-weight-asian="normal" style:font-size-complex="14pt" style:font-weight-complex="normal"/>
    </style:style>
    <style:style style:name="P113" style:family="paragraph" style:parent-style-name="Standard" style:list-style-name="L26">
      <style:paragraph-properties fo:text-align="start" style:justify-single-word="false"/>
      <style:text-properties style:font-name="Calibri" fo:font-size="14pt" style:text-underline-style="solid" style:text-underline-width="auto" style:text-underline-color="font-color" fo:font-weight="normal" officeooo:rsid="001bfc3d" officeooo:paragraph-rsid="001bfc3d" style:font-size-asian="12.25pt" style:font-weight-asian="normal" style:font-size-complex="14pt" style:font-weight-complex="normal"/>
    </style:style>
    <style:style style:name="P114" style:family="paragraph" style:parent-style-name="Standard" style:list-style-name="L15">
      <style:paragraph-properties fo:text-align="start" style:justify-single-word="false"/>
      <style:text-properties style:font-name="Calibri" fo:font-weight="bold" officeooo:rsid="001b9e85" officeooo:paragraph-rsid="001b9e85" style:font-weight-asian="bold" style:font-weight-complex="bold"/>
    </style:style>
    <style:style style:name="P115" style:family="paragraph" style:parent-style-name="Standard">
      <style:paragraph-properties fo:text-align="start" style:justify-single-word="false"/>
      <style:text-properties style:font-name="Calibri" fo:font-size="16pt" fo:font-style="italic" style:text-underline-style="solid" style:text-underline-width="auto" style:text-underline-color="font-color" fo:font-weight="bold" officeooo:rsid="0025e602" officeooo:paragraph-rsid="002bfd5b" style:font-size-asian="16pt" style:font-style-asian="italic" style:font-weight-asian="bold" style:font-size-complex="16pt" style:font-style-complex="italic" style:font-weight-complex="bold"/>
    </style:style>
    <style:style style:name="P116" style:family="paragraph" style:parent-style-name="Standard" style:list-style-name="L1">
      <style:paragraph-properties fo:text-align="start" style:justify-single-word="false"/>
      <style:text-properties officeooo:paragraph-rsid="00010a56"/>
    </style:style>
    <style:style style:name="P117" style:family="paragraph" style:parent-style-name="Standard" style:list-style-name="L6">
      <style:paragraph-properties fo:text-align="start" style:justify-single-word="false"/>
      <style:text-properties officeooo:paragraph-rsid="000a6799"/>
    </style:style>
    <style:style style:name="P118" style:family="paragraph" style:parent-style-name="Standard" style:list-style-name="L10">
      <style:paragraph-properties fo:text-align="start" style:justify-single-word="false"/>
      <style:text-properties officeooo:paragraph-rsid="0010cfb4"/>
    </style:style>
    <style:style style:name="P119" style:family="paragraph" style:parent-style-name="Standard" style:list-style-name="L11">
      <style:paragraph-properties fo:text-align="start" style:justify-single-word="false"/>
      <style:text-properties officeooo:paragraph-rsid="001919a9"/>
    </style:style>
    <style:style style:name="P120" style:family="paragraph" style:parent-style-name="Standard" style:list-style-name="L14">
      <style:paragraph-properties fo:text-align="start" style:justify-single-word="false"/>
      <style:text-properties officeooo:paragraph-rsid="001a2c42"/>
    </style:style>
    <style:style style:name="P121" style:family="paragraph" style:parent-style-name="Standard" style:list-style-name="L26">
      <style:paragraph-properties fo:text-align="start" style:justify-single-word="false"/>
      <style:text-properties officeooo:paragraph-rsid="001bfc3d"/>
    </style:style>
    <style:style style:name="P122" style:family="paragraph" style:parent-style-name="Standard" style:list-style-name="L7">
      <style:paragraph-properties fo:text-align="start" style:justify-single-word="false"/>
      <style:text-properties officeooo:rsid="000c4d26" officeooo:paragraph-rsid="000c4d26"/>
    </style:style>
    <style:style style:name="P123" style:family="paragraph" style:parent-style-name="Standard" style:list-style-name="L10">
      <style:paragraph-properties fo:text-align="start" style:justify-single-word="false"/>
      <style:text-properties officeooo:rsid="0011423e" officeooo:paragraph-rsid="0011423e"/>
    </style:style>
    <style:style style:name="P124" style:family="paragraph" style:parent-style-name="Text_20_body" style:list-style-name="L17">
      <style:paragraph-properties fo:text-align="start" style:justify-single-word="false"/>
      <style:text-properties officeooo:paragraph-rsid="001b9e85"/>
    </style:style>
    <style:style style:name="P125" style:family="paragraph" style:parent-style-name="Text_20_body" style:list-style-name="L24">
      <style:paragraph-properties fo:text-align="start" style:justify-single-word="false"/>
      <style:text-properties officeooo:paragraph-rsid="001bc555"/>
    </style:style>
    <style:style style:name="P126" style:family="paragraph" style:parent-style-name="Text_20_body" style:list-style-name="L17">
      <style:paragraph-properties fo:text-align="start" style:justify-single-word="false"/>
      <style:text-properties style:font-name="Calibri" officeooo:paragraph-rsid="001b9e85"/>
    </style:style>
    <style:style style:name="P127" style:family="paragraph" style:parent-style-name="Text_20_body" style:list-style-name="L18">
      <style:paragraph-properties fo:text-align="start" style:justify-single-word="false"/>
      <style:text-properties style:font-name="Calibri" officeooo:paragraph-rsid="001b9e85"/>
    </style:style>
    <style:style style:name="P128" style:family="paragraph" style:parent-style-name="Text_20_body" style:list-style-name="L19">
      <style:paragraph-properties fo:text-align="start" style:justify-single-word="false"/>
      <style:text-properties style:font-name="Calibri" officeooo:paragraph-rsid="001b9e85"/>
    </style:style>
    <style:style style:name="P129" style:family="paragraph" style:parent-style-name="Text_20_body" style:list-style-name="L20">
      <style:paragraph-properties fo:text-align="start" style:justify-single-word="false"/>
      <style:text-properties style:font-name="Calibri" officeooo:paragraph-rsid="001b9e85"/>
    </style:style>
    <style:style style:name="P130" style:family="paragraph" style:parent-style-name="Text_20_body" style:list-style-name="L23">
      <style:paragraph-properties fo:text-align="justify" style:justify-single-word="false"/>
      <style:text-properties style:font-name="Calibri" officeooo:rsid="001bc555" officeooo:paragraph-rsid="001bc555"/>
    </style:style>
    <style:style style:name="P131" style:family="paragraph" style:parent-style-name="Text_20_body" style:list-style-name="L22">
      <style:paragraph-properties fo:text-align="justify" style:justify-single-word="false"/>
      <style:text-properties officeooo:paragraph-rsid="001bc555"/>
    </style:style>
    <style:style style:name="P132" style:family="paragraph">
      <style:paragraph-properties fo:margin-left="1.27cm" fo:margin-right="0cm" fo:text-align="start" fo:text-indent="0cm"/>
    </style:style>
    <style:style style:name="P133" style:family="paragraph">
      <loext:graphic-properties draw:fill="none" draw:fill-color="#ffffff"/>
      <style:paragraph-properties fo:margin-left="1.27cm" fo:margin-right="0cm" fo:text-align="start" fo:text-indent="0cm"/>
      <style:text-properties style:font-name="Calibri" fo:font-size="12pt" style:font-name-complex="Calibri"/>
    </style:style>
    <style:style style:name="T1" style:family="text">
      <style:text-properties fo:font-weight="normal" style:font-weight-asian="normal" style:font-weight-complex="normal"/>
    </style:style>
    <style:style style:name="T2" style:family="text">
      <style:text-properties fo:font-weight="normal" officeooo:rsid="001f8586" style:font-weight-asian="normal" style:font-weight-complex="normal"/>
    </style:style>
    <style:style style:name="T3" style:family="text">
      <style:text-properties fo:font-weight="normal" officeooo:rsid="002d82e7" style:font-weight-asian="normal" style:font-weight-complex="normal"/>
    </style:style>
    <style:style style:name="T4" style:family="text">
      <style:text-properties style:font-name="Calibri"/>
    </style:style>
    <style:style style:name="T5" style:family="text">
      <style:text-properties style:font-name="Calibri" fo:font-size="12pt" fo:font-weight="bold" officeooo:rsid="00010a56" style:font-size-asian="10.5pt" style:font-weight-asian="bold" style:font-size-complex="12pt" style:font-weight-complex="bold"/>
    </style:style>
    <style:style style:name="T6" style:family="text">
      <style:text-properties style:font-name="Calibri" fo:font-size="12pt" fo:font-weight="bold" officeooo:rsid="000a6799" style:font-size-asian="10.5pt" style:font-weight-asian="bold" style:font-size-complex="12pt" style:font-weight-complex="bold"/>
    </style:style>
    <style:style style:name="T7" style:family="text">
      <style:text-properties style:font-name="Calibri" fo:font-size="12pt" fo:font-weight="normal" officeooo:rsid="00010a56" style:font-size-asian="10.5pt" style:font-weight-asian="normal" style:font-size-complex="12pt" style:font-weight-complex="normal"/>
    </style:style>
    <style:style style:name="T8" style:family="text">
      <style:text-properties style:font-name="Calibri" fo:font-size="12pt" fo:font-weight="normal" officeooo:rsid="000a6799" style:font-size-asian="10.5pt" style:font-weight-asian="normal" style:font-size-complex="12pt" style:font-weight-complex="normal"/>
    </style:style>
    <style:style style:name="T9" style:family="text">
      <style:text-properties style:font-name="Calibri" fo:font-size="12pt" style:text-underline-style="none" fo:font-weight="normal" style:font-size-asian="10.5pt" style:font-weight-asian="normal" style:font-size-complex="12pt" style:font-weight-complex="normal"/>
    </style:style>
    <style:style style:name="T10" style:family="text">
      <style:text-properties style:font-name="Calibri" fo:font-size="12pt" style:text-underline-style="none" fo:font-weight="normal" officeooo:rsid="0010cfb4" style:font-size-asian="10.5pt" style:font-weight-asian="normal" style:font-size-complex="12pt" style:font-weight-complex="normal"/>
    </style:style>
    <style:style style:name="T11" style:family="text">
      <style:text-properties style:font-name="Calibri" fo:font-size="12pt" style:text-underline-style="none" fo:font-weight="normal" officeooo:rsid="001919a9" style:font-size-asian="10.5pt" style:font-weight-asian="normal" style:font-size-complex="12pt" style:font-weight-complex="normal"/>
    </style:style>
    <style:style style:name="T12" style:family="text">
      <style:text-properties style:font-name="Calibri" fo:font-size="12pt" style:text-underline-style="none" fo:font-weight="normal" officeooo:rsid="001bfc3d" style:font-size-asian="10.5pt" style:font-weight-asian="normal" style:font-size-complex="12pt" style:font-weight-complex="normal"/>
    </style:style>
    <style:style style:name="T13" style:family="text">
      <style:text-properties style:font-name="Calibri" fo:font-size="12pt" style:text-underline-style="none" fo:font-weight="bold" style:font-size-asian="10.5pt" style:font-weight-asian="bold" style:font-size-complex="12pt" style:font-weight-complex="bold"/>
    </style:style>
    <style:style style:name="T14" style:family="text">
      <style:text-properties style:font-name="Calibri" fo:font-size="12pt" style:text-underline-style="none" fo:font-weight="bold" officeooo:rsid="0010cfb4" style:font-size-asian="10.5pt" style:font-weight-asian="bold" style:font-size-complex="12pt" style:font-weight-complex="bold"/>
    </style:style>
    <style:style style:name="T15" style:family="text">
      <style:text-properties style:font-name="Calibri" fo:font-size="12pt" style:text-underline-style="none" fo:font-weight="bold" officeooo:rsid="001919a9" style:font-size-asian="10.5pt" style:font-weight-asian="bold" style:font-size-complex="12pt" style:font-weight-complex="bold"/>
    </style:style>
    <style:style style:name="T16" style:family="text">
      <style:text-properties style:font-name="Calibri" fo:font-size="12pt" style:text-underline-style="none" fo:font-weight="bold" officeooo:rsid="001bfc3d" style:font-size-asian="10.5pt" style:font-weight-asian="bold" style:font-size-complex="12pt" style:font-weight-complex="bold"/>
    </style:style>
    <style:style style:name="T17" style:family="text">
      <style:text-properties style:font-name="Calibri" fo:font-size="12pt" style:text-underline-style="none" style:font-size-asian="10.5pt" style:font-size-complex="12pt"/>
    </style:style>
    <style:style style:name="T18" style:family="text">
      <style:text-properties style:font-name="Calibri" fo:font-size="12pt" style:font-size-asian="10.5pt" style:font-size-complex="12pt"/>
    </style:style>
    <style:style style:name="T19" style:family="text">
      <style:text-properties style:font-name="Calibri" fo:font-size="12pt" fo:font-style="normal" style:text-underline-style="none" fo:font-weight="normal" style:font-size-asian="10.5pt" style:font-style-asian="normal" style:font-weight-asian="normal" style:font-size-complex="12pt" style:font-style-complex="normal" style:font-weight-complex="normal"/>
    </style:style>
    <style:style style:name="T20" style:family="text">
      <style:text-properties style:font-name="Calibri" fo:font-size="12pt" fo:font-style="normal" style:text-underline-style="none" fo:font-weight="normal" officeooo:rsid="001a2c42" style:font-size-asian="10.5pt" style:font-style-asian="normal" style:font-weight-asian="normal" style:font-size-complex="12pt" style:font-style-complex="normal" style:font-weight-complex="normal"/>
    </style:style>
    <style:style style:name="T21" style:family="text">
      <style:text-properties style:font-name="Calibri" fo:font-size="12pt" fo:font-style="normal" style:text-underline-style="none" fo:font-weight="normal" officeooo:rsid="001b9e85" style:font-size-asian="10.5pt" style:font-style-asian="normal" style:font-weight-asian="normal" style:font-size-complex="12pt" style:font-style-complex="normal" style:font-weight-complex="normal"/>
    </style:style>
    <style:style style:name="T22" style:family="text">
      <style:text-properties style:font-name="Calibri" fo:font-size="12pt" fo:font-style="normal" style:text-underline-style="none" fo:font-weight="normal" officeooo:rsid="001bc555" style:font-size-asian="10.5pt" style:font-style-asian="normal" style:font-weight-asian="normal" style:font-size-complex="12pt" style:font-style-complex="normal" style:font-weight-complex="normal"/>
    </style:style>
    <style:style style:name="T23" style:family="text">
      <style:text-properties style:font-name="Calibri" fo:font-size="12pt" fo:font-style="normal" style:text-underline-style="none" officeooo:rsid="001b9e85" style:font-size-asian="10.5pt" style:font-style-asian="normal" style:font-size-complex="12pt" style:font-style-complex="normal"/>
    </style:style>
    <style:style style:name="T24" style:family="text">
      <style:text-properties style:font-name="Calibri" fo:font-size="12pt" fo:font-style="normal" style:text-underline-style="none" officeooo:rsid="001bc555" style:font-size-asian="10.5pt" style:font-style-asian="normal" style:font-size-complex="12pt" style:font-style-complex="normal"/>
    </style:style>
    <style:style style:name="T25" style:family="text">
      <style:text-properties style:font-name="Calibri" fo:font-size="12pt" fo:font-style="normal" style:text-underline-style="none" fo:font-weight="bold" officeooo:rsid="001a2c42" style:font-size-asian="10.5pt" style:font-style-asian="normal" style:font-weight-asian="bold" style:font-size-complex="12pt" style:font-style-complex="normal" style:font-weight-complex="bold"/>
    </style:style>
    <style:style style:name="T26" style:family="text">
      <style:text-properties style:font-name="Calibri" fo:font-weight="normal" style:font-weight-asian="normal" style:font-weight-complex="normal"/>
    </style:style>
    <style:style style:name="T27" style:family="text">
      <style:text-properties style:font-name="Calibri" fo:font-weight="normal" officeooo:rsid="00010a56" style:font-weight-asian="normal" style:font-weight-complex="normal"/>
    </style:style>
    <style:style style:name="T28" style:family="text">
      <style:text-properties style:font-name="Calibri" fo:font-weight="bold" style:font-weight-asian="bold" style:font-weight-complex="bold"/>
    </style:style>
    <style:style style:name="T29" style:family="text">
      <style:text-properties style:font-name="Calibri" fo:font-weight="bold" officeooo:rsid="00010a56" style:font-weight-asian="bold" style:font-weight-complex="bold"/>
    </style:style>
    <style:style style:name="T30" style:family="text">
      <style:text-properties style:font-name="Calibri" fo:font-weight="bold" officeooo:rsid="001919a9" style:font-weight-asian="bold" style:font-weight-complex="bold"/>
    </style:style>
    <style:style style:name="T31" style:family="text">
      <style:text-properties style:font-name="Calibri" officeooo:rsid="000cb542"/>
    </style:style>
    <style:style style:name="T32" style:family="text">
      <style:text-properties style:font-name="Calibri" officeooo:rsid="000db143"/>
    </style:style>
    <style:style style:name="T33" style:family="text">
      <style:text-properties style:font-name="Calibri" officeooo:rsid="001919a9"/>
    </style:style>
    <style:style style:name="T34" style:family="text">
      <style:text-properties style:font-name="Calibri" officeooo:rsid="000e3d62"/>
    </style:style>
    <style:style style:name="T35" style:family="text">
      <style:text-properties style:font-name="Calibri" officeooo:rsid="001bc555"/>
    </style:style>
    <style:style style:name="T36" style:family="text">
      <style:text-properties fo:font-weight="bold" style:font-weight-asian="bold" style:font-weight-complex="bold"/>
    </style:style>
    <style:style style:name="T37" style:family="text">
      <style:text-properties fo:font-weight="bold" officeooo:rsid="0008ff61" style:font-weight-asian="bold" style:font-weight-complex="bold"/>
    </style:style>
    <style:style style:name="T38" style:family="text">
      <style:text-properties officeooo:rsid="00029606"/>
    </style:style>
    <style:style style:name="T39" style:family="text">
      <style:text-properties officeooo:rsid="00036f70"/>
    </style:style>
    <style:style style:name="T40" style:family="text">
      <style:text-properties officeooo:rsid="00054ad2"/>
    </style:style>
    <style:style style:name="T41" style:family="text">
      <style:text-properties officeooo:rsid="0008ff61"/>
    </style:style>
    <style:style style:name="T42" style:family="text">
      <style:text-properties officeooo:rsid="000db143"/>
    </style:style>
    <style:style style:name="T43" style:family="text">
      <style:text-properties officeooo:rsid="000e3d62"/>
    </style:style>
    <style:style style:name="T44" style:family="text">
      <style:text-properties fo:font-size="12pt" fo:font-style="normal" style:text-underline-style="none" fo:font-weight="normal" style:font-size-asian="10.5pt" style:font-style-asian="normal" style:font-weight-asian="normal" style:font-size-complex="12pt" style:font-style-complex="normal" style:font-weight-complex="normal"/>
    </style:style>
    <style:style style:name="T45" style:family="text">
      <style:text-properties fo:font-size="12pt" fo:font-style="normal" style:text-underline-style="none" fo:font-weight="normal" officeooo:rsid="001b9e85" style:font-size-asian="10.5pt" style:font-style-asian="normal" style:font-weight-asian="normal" style:font-size-complex="12pt" style:font-style-complex="normal" style:font-weight-complex="normal"/>
    </style:style>
    <style:style style:name="T46" style:family="text">
      <style:text-properties fo:font-size="12pt" fo:font-style="normal" style:text-underline-style="none" fo:font-weight="normal" officeooo:rsid="001a2c42" style:font-size-asian="10.5pt" style:font-style-asian="normal" style:font-weight-asian="normal" style:font-size-complex="12pt" style:font-style-complex="normal" style:font-weight-complex="normal"/>
    </style:style>
    <style:style style:name="T47" style:family="text">
      <style:text-properties fo:font-size="12pt" fo:font-style="normal" style:text-underline-style="none" fo:font-weight="normal" officeooo:rsid="001bc555" style:font-size-asian="10.5pt" style:font-style-asian="normal" style:font-weight-asian="normal" style:font-size-complex="12pt" style:font-style-complex="normal" style:font-weight-complex="normal"/>
    </style:style>
    <style:style style:name="T48" style:family="text">
      <style:text-properties fo:font-size="12pt" fo:font-style="normal" style:text-underline-style="none" style:font-size-asian="10.5pt" style:font-style-asian="normal" style:font-size-complex="12pt" style:font-style-complex="normal"/>
    </style:style>
    <style:style style:name="T49" style:family="text">
      <style:text-properties fo:font-size="12pt" fo:font-style="normal" style:text-underline-style="none" officeooo:rsid="001b9e85" style:font-size-asian="10.5pt" style:font-style-asian="normal" style:font-size-complex="12pt" style:font-style-complex="normal"/>
    </style:style>
    <style:style style:name="T50" style:family="text">
      <style:text-properties fo:font-size="12pt" fo:font-style="normal" style:text-underline-style="none" officeooo:rsid="001a2c42" style:font-size-asian="10.5pt" style:font-style-asian="normal" style:font-size-complex="12pt" style:font-style-complex="normal"/>
    </style:style>
    <style:style style:name="T51" style:family="text">
      <style:text-properties fo:font-size="12pt" fo:font-style="normal" style:text-underline-style="none" fo:font-weight="bold" style:font-size-asian="10.5pt" style:font-style-asian="normal" style:font-weight-asian="bold" style:font-size-complex="12pt" style:font-style-complex="normal" style:font-weight-complex="bold"/>
    </style:style>
    <style:style style:name="T52" style:family="text">
      <style:text-properties fo:font-size="12pt" fo:font-style="normal" style:text-underline-style="none" fo:font-weight="bold" officeooo:rsid="001b9e85" style:font-size-asian="10.5pt" style:font-style-asian="normal" style:font-weight-asian="bold" style:font-size-complex="12pt" style:font-style-complex="normal" style:font-weight-complex="bold"/>
    </style:style>
    <style:style style:name="T53" style:family="text">
      <style:text-properties fo:font-size="12pt" style:text-underline-style="none" fo:font-weight="normal" style:font-size-asian="10.5pt" style:font-weight-asian="normal" style:font-size-complex="12pt" style:font-weight-complex="normal"/>
    </style:style>
    <style:style style:name="T54" style:family="text">
      <style:text-properties fo:font-size="12pt" style:text-underline-style="none" fo:font-weight="bold" style:font-size-asian="10.5pt" style:font-weight-asian="bold" style:font-size-complex="12pt" style:font-weight-complex="bold"/>
    </style:style>
    <style:style style:name="T55" style:family="text">
      <style:text-properties fo:font-size="12pt" style:text-underline-style="none" style:font-size-asian="10.5pt" style:font-size-complex="12pt"/>
    </style:style>
    <style:style style:name="T56" style:family="text">
      <style:text-properties officeooo:rsid="0010cfb4"/>
    </style:style>
    <style:style style:name="T57" style:family="text">
      <style:text-properties officeooo:rsid="00137792"/>
    </style:style>
    <style:style style:name="T58" style:family="text">
      <style:text-properties style:font-size-asian="10.5pt"/>
    </style:style>
    <style:style style:name="T59" style:family="text">
      <style:text-properties officeooo:rsid="001785fa"/>
    </style:style>
    <style:style style:name="T60" style:family="text">
      <style:text-properties officeooo:rsid="001919a9"/>
    </style:style>
    <style:style style:name="T61" style:family="text">
      <style:text-properties fo:font-style="normal" style:font-style-asian="normal" style:font-style-complex="normal"/>
    </style:style>
    <style:style style:name="T62" style:family="text">
      <style:text-properties fo:font-style="normal" officeooo:rsid="001a2c42" style:font-style-asian="normal" style:font-style-complex="normal"/>
    </style:style>
    <style:style style:name="T63" style:family="text">
      <style:text-properties fo:font-style="normal" officeooo:rsid="001bfc3d" style:font-style-asian="normal" style:font-style-complex="normal"/>
    </style:style>
    <style:style style:name="T64" style:family="text">
      <style:text-properties fo:font-style="normal" officeooo:rsid="0010cfb4" style:font-style-asian="normal" style:font-style-complex="normal"/>
    </style:style>
    <style:style style:name="T65" style:family="text">
      <style:text-properties officeooo:rsid="001bfc3d"/>
    </style:style>
    <style:style style:name="T66" style:family="text">
      <style:text-properties officeooo:rsid="001a2c42"/>
    </style:style>
    <style:style style:name="T67" style:family="text">
      <style:text-properties style:text-underline-style="none"/>
    </style:style>
    <style:style style:name="T68" style:family="text">
      <style:text-properties style:text-underline-style="none" officeooo:rsid="001f8586"/>
    </style:style>
    <style:style style:name="T69" style:family="text">
      <style:text-properties style:text-underline-style="none" officeooo:rsid="00264a8e"/>
    </style:style>
    <style:style style:name="T70" style:family="text">
      <style:text-properties style:text-underline-style="none" fo:font-weight="normal" style:font-weight-asian="normal" style:font-weight-complex="normal"/>
    </style:style>
    <style:style style:name="T71" style:family="text">
      <style:text-properties officeooo:rsid="001f7c3e"/>
    </style:style>
    <style:style style:name="T72" style:family="text">
      <style:text-properties officeooo:rsid="001f8586"/>
    </style:style>
    <style:style style:name="T73" style:family="text">
      <style:text-properties officeooo:rsid="00222142"/>
    </style:style>
    <style:style style:name="T74" style:family="text">
      <style:text-properties officeooo:rsid="0023acc1"/>
    </style:style>
    <style:style style:name="T75" style:family="text">
      <style:text-properties officeooo:rsid="00258dbd"/>
    </style:style>
    <style:style style:name="T76" style:family="text">
      <style:text-properties officeooo:rsid="002bfd5b"/>
    </style:style>
    <style:style style:name="T77" style:family="text">
      <style:text-properties style:font-name="Calibri" fo:font-size="12pt" style:font-name-complex="Calibri"/>
    </style:style>
    <style:style style:name="T78" style:family="text">
      <style:text-properties style:font-name="Calibri" fo:font-size="12pt" fo:font-weight="bold" style:font-name-complex="Calibri" style:font-weight-complex="bold"/>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draw:stroke="solid" svg:stroke-width="0.101cm" svg:stroke-color="#7fb88e" draw:marker-start-width="0.503cm" draw:marker-end-width="0.503cm" draw:fill="none" draw:fill-color="#ffffff" fo:min-height="2.554cm" fo:padding-top="-0.099cm" fo:padding-bottom="-0.099cm" fo:padding-left="-0.099cm" fo:padding-right="-0.099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Desarrollo del software ]</text:p>
      <text:p text:style-name="P7"><text:span text:style-name="T1"/></text:p>
      <text:p text:style-name="P2">1. <text:span text:style-name="T42">Introducción al desarrollo</text:span> <text:s text:c="113"/></text:p>
      <text:p text:style-name="P7"><text:span text:style-name="T1"/></text:p>
      <text:p text:style-name="P8">Un programa informático es una secuencia de instrucciones, escrita para realizar una o varias tareas específicas en una computadora. Recoge unos datos de entrada, los procesa y envía unos datos de salida.</text:p>
      <text:p text:style-name="P8">Se conoce como Software al conjunto de los componentes lógicos necesarios que hacen posible la realización de tareas específicas, en contraposición a los componentes físicos que son llamados Hardware. Existen distintos tipos en función de su uso:</text:p>
      <text:list text:style-name="L1">
        <text:list-item>
          <text:p text:style-name="P72">De sistemas:<text:span text:style-name="T1"> se trata de programas que permiten el uso del dispositivo, acceden a su hardware para comunicarle las instrucciones del usuario.</text:span></text:p>
        </text:list-item>
        <text:list-item>
          <text:p text:style-name="P116"><text:span text:style-name="T5">De programación o desarrollo:</text:span><text:span text:style-name="T7"> posibilita la creación de software. Lo más habitual es utilizar un software que integre todas las herramientas, a este tipo de software se le conoce como </text:span><text:span text:style-name="T5">entornos de desarrollo integrado o IDE</text:span><text:span text:style-name="T7">. A</text:span><text:span text:style-name="T26">demás si se le añade un marco o forma de trabajo que alguien ya ha creado, a este marco se le conoce como </text:span><text:span text:style-name="T29">framework</text:span><text:span text:style-name="T27">.</text:span></text:p>
        </text:list-item>
        <text:list-item>
          <text:p text:style-name="P73"><text:span text:style-name="T36">De aplicación:</text:span> ayudan al usuario a realizar alguna tarea en su trabajo. Para su creación necesitan del software de desarrollo y para su puesta en marcha necesitan ser instalados en un software de sistemas.</text:p>
        </text:list-item>
      </text:list>
      <text:p text:style-name="P8"/>
      <text:p text:style-name="P40"><text:span text:style-name="T42">1.1 </text:span>Herramientas:</text:p>
      <text:p text:style-name="P15"/>
      <text:list text:style-name="L2">
        <text:list-item>
          <text:p text:style-name="P74"><text:span text:style-name="T36">Editor de código:</text:span> Permiten editar código fuente en diversos lenguajes para facilitar el trabajo y aumentar la productividad. Su ventaja es que no consumen casi recursos de memoria, RAM y procesador. Suelen trabajar con uno o varios ficheros. Algunos son:</text:p>
          <text:list>
            <text:list-item>
              <text:list>
                <text:list-item>
                  <text:p text:style-name="P74">Visual Studio Code</text:p>
                </text:list-item>
                <text:list-item>
                  <text:p text:style-name="P74">Sublime Text</text:p>
                </text:list-item>
                <text:list-item>
                  <text:p text:style-name="P74">Atom</text:p>
                </text:list-item>
              </text:list>
            </text:list-item>
          </text:list>
        </text:list-item>
        <text:list-item>
          <text:p text:style-name="P74"><text:span text:style-name="T36">IDE:</text:span> Es una aplicación de software que ayuda a los programadores a desar<text:span text:style-name="T38">r</text:span>ollar código de software de manera eficiente. Está enfocado a proyectos por lo que al contrario que los editores no trabajan sólo con ficheros sino con una estructura completa de carpetas y ficheros bien organizada. <text:span text:style-name="T38">Algunos son:</text:span></text:p>
          <text:list>
            <text:list-item>
              <text:list>
                <text:list-item>
                  <text:p text:style-name="P75">Eclipse</text:p>
                </text:list-item>
                <text:list-item>
                  <text:p text:style-name="P75">NetBeans</text:p>
                </text:list-item>
                <text:list-item>
                  <text:p text:style-name="P75">BlueJ</text:p>
                </text:list-item>
              </text:list>
            </text:list-item>
          </text:list>
        </text:list-item>
        <text:list-item>
          <text:p text:style-name="P75"><text:span text:style-name="T36">Lenguaje de programación:</text:span> Es un conjunto de instrucciones, operadores y reglas de sintaxis que se ponen a disposición del programador para que éste pueda comunicarse con los dispositivos de hardware y software existentes. <text:span text:style-name="T39">Algunos son:</text:span></text:p>
          <text:list>
            <text:list-item>
              <text:list>
                <text:list-item>
                  <text:p text:style-name="P76">Python</text:p>
                </text:list-item>
                <text:list-item>
                  <text:p text:style-name="P76">JavaScript</text:p>
                </text:list-item>
                <text:list-item>
                  <text:p text:style-name="P76">C++</text:p>
                </text:list-item>
              </text:list>
            </text:list-item>
          </text:list>
        </text:list-item>
      </text:list>
      <text:list text:style-name="L3">
        <text:list-item>
          <text:p text:style-name="P77"><text:span text:style-name="T36">Framework: </text:span>Es un conjunto de archivos y directorios que facilitan la creación de aplicaciones, ya que incorporan funcionalidades ya desarrolladas y probadas implementadas en un lenguaje de programación. Algunos son:</text:p>
          <text:list>
            <text:list-item>
              <text:list>
                <text:list-item>
                  <text:p text:style-name="P77">Spring Framework</text:p>
                </text:list-item>
                <text:list-item>
                  <text:p text:style-name="P77">Struts</text:p>
                </text:list-item>
                <text:list-item>
                  <text:p text:style-name="P77">JavaServer Faces</text:p>
                </text:list-item>
              </text:list>
            </text:list-item>
          </text:list>
        </text:list-item>
      </text:list>
      <text:p text:style-name="P9"/>
      <text:p text:style-name="P2"><text:soft-page-break/>2. <text:span text:style-name="T42">Lenguaje de programación</text:span> <text:s text:c="113"/></text:p>
      <text:p text:style-name="P9"/>
      <text:p text:style-name="P41"><text:span text:style-name="T42">2.1 </text:span>Clasificación en función del nivel de abstracción:</text:p>
      <text:p text:style-name="P14"/>
      <text:list text:style-name="L4">
        <text:list-item>
          <text:p text:style-name="P78"><text:span text:style-name="T36">Lenguaje de programación de bajo nivel: </text:span>Es el lenguaje de programación que entiende la máquina, no es cercano al lenguaje humano. En este nivel es posible encontrar dos tipos de lenguajes:</text:p>
          <text:list>
            <text:list-item>
              <text:p text:style-name="P78"><text:span text:style-name="T36">El lenguaje de máquina:</text:span> como su nombre lo indica, es el que ordena a la máquina las operaciones fundamentales para su funcionamiento.</text:p>
            </text:list-item>
            <text:list-item>
              <text:p text:style-name="P78"><text:span text:style-name="T36">El lenguaje de ensamblador: </text:span>deriva del lenguaje de máquina, aunque este utiliza una combinación de letras y números.</text:p>
            </text:list-item>
          </text:list>
        </text:list-item>
        <text:list-item>
          <text:p text:style-name="P78"><text:span text:style-name="T36">Lenguaje de programación de alto nivel: </text:span>Este es el más cercano al lenguaje humano, por lo que es bastante entendible. Su principal ventaja es el programador no necesita conocer acerca del funcionamiento interno de la máquina.</text:p>
        </text:list-item>
        <text:list-item>
          <text:p text:style-name="P78"><text:span text:style-name="T36">Lenguaje de programación de medio nivel:</text:span> Se trata de un punto medio entre los dos niveles de lenguajes de programación anteriores; mantienen una mayor abstracción, pero también cuentan con características del lenguaje de bajo nivel.</text:p>
        </text:list-item>
      </text:list>
      <text:p text:style-name="P9"/>
      <text:p text:style-name="P41"><text:span text:style-name="T42">2.2 </text:span>Clasificación en función de la ejecución:</text:p>
      <text:p text:style-name="P9"/>
      <text:list text:style-name="L5">
        <text:list-item>
          <text:p text:style-name="P79"><text:span text:style-name="T36">Lenguaje compilado:</text:span> En este tipo de lenguaje el código se compila para crear un paquete de código máquina (código binario), así el ordenadores puede ejecutar las instrucciones.</text:p>
        </text:list-item>
        <text:list-item>
          <text:p text:style-name="P79"><text:span text:style-name="T36">Lenguaje interpretado:</text:span> Este lenguaje ya no cuenta con un compilador. El código va directo a la máquina que traduce el código línea a línea y lo convierte a su lenguaje.</text:p>
        </text:list-item>
        <text:list-item>
          <text:p text:style-name="P79"><text:span text:style-name="T36">Lenguaje intermedio: </text:span>Este lenguaje cuenta con un paso intermedio, pues de compilar el código obtiene un <text:span text:style-name="T36">“Bytecode”</text:span>. Este lenguaje intermedio es posible ejecutarlo en cualquier sistema operativo, necesitando solamente el intérprete <text:span text:style-name="T40">necesario. </text:span><text:span text:style-name="T41">Un ejemplo claro de este lenguaje es </text:span><text:span text:style-name="T37">Java</text:span><text:span text:style-name="T41">.</text:span></text:p>
        </text:list-item>
      </text:list>
      <text:p text:style-name="P9"/>
      <text:p text:style-name="P42"><text:span text:style-name="T42">2.3 </text:span>Clasificación en función del paradigma o modelo:</text:p>
      <text:p text:style-name="P11"/>
      <text:p text:style-name="P11">Un paradigma de programación es una manera o estilo de programación de software. Se trata de un conjunto de métodos sistemáticos aplicables en todos los niveles de diseño de programas para resolver problemas computacionales.</text:p>
      <text:list text:style-name="L6">
        <text:list-item>
          <text:p text:style-name="P80"><text:span text:style-name="T36">Paradigma imperativo: </text:span>Los programas consisten en una sucesión o conjunto de sentencias, como si el programador diera órdenes concretas.</text:p>
          <text:list>
            <text:list-item>
              <text:p text:style-name="P80"><text:span text:style-name="T36">Programación estructurada: </text:span>Es un tipo de programación imperativa donde el flujo de control se define mediante bucles anidados, condicionales y subrutinas.</text:p>
            </text:list-item>
            <text:list-item>
              <text:p text:style-name="P80"><text:span text:style-name="T36">Programación procedimental: </text:span>Consiste en basarse en un número muy bajo de expresiones repetidas, englobarlas toas en un procedimiento y llamarlo cada vez que tenga que ejecutarse.</text:p>
            </text:list-item>
            <text:list-item>
              <text:p text:style-name="P80"><text:span text:style-name="T36">Programación modular: </text:span>consiste en dividir un programa en módulos o subprogramas con el fin de hacerlo más manejable y legible.</text:p>
            </text:list-item>
          </text:list>
        </text:list-item>
        <text:list-item>
          <text:p text:style-name="P80"><text:span text:style-name="T36">Paradigma declarativo: </text:span>Especifica o declara un conjunto de premisas y condiciones para indicar qué es lo que hay que hacer y no necesariamente cómo hay que hacerlo. Este paradigma a su vez se divide en dos:</text:p>
          <text:list>
            <text:list-item>
              <text:p text:style-name="P80">Programación lógica</text:p>
            </text:list-item>
            <text:list-item>
              <text:p text:style-name="P80">Programación funcionalidades</text:p>
            </text:list-item>
          </text:list>
        </text:list-item>
        <text:list-item>
          <text:p text:style-name="P117"><text:soft-page-break/><text:span text:style-name="T6">Programación orientada a objetos:</text:span><text:span text:style-name="T8"> En este modelo <text:s/>se construyen modelos de objetos que representan elementos (objetos) del problema a resolver, que tienen características y funciones. </text:span></text:p>
          <text:p text:style-name="P117"><text:span text:style-name="T4"/></text:p>
        </text:list-item>
      </text:list>
      <text:p text:style-name="P62"><draw:frame text:anchor-type="paragraph" draw:z-index="0" draw:name="Marco de texto 1" draw:style-name="gr1" draw:text-style-name="P133" svg:width="15.218cm" svg:height="2.357cm" svg:x="1.092cm" svg:y="0.219cm"><draw:text-box><text:p text:style-name="P132"><text:span text:style-name="T77"/></text:p><text:p text:style-name="P132"><text:span text:style-name="T77">Podemos definir un </text:span><text:span text:style-name="T78">objeto</text:span><text:span text:style-name="T77"> como una estructura abstracta que, de manera más fiable, describe un posible objeto del mundo real y su relación con el resto del mundo que lo rodea a través de interfaces.</text:span></text:p></draw:text-box></draw:frame><text:span text:style-name="T4"/></text:p>
      <text:p text:style-name="P62"><text:span text:style-name="T4"/></text:p>
      <text:p text:style-name="P62"><text:span text:style-name="T4"/></text:p>
      <text:p text:style-name="P62"><text:span text:style-name="T4"/></text:p>
      <text:p text:style-name="P62"><text:span text:style-name="T4"/></text:p>
      <text:p text:style-name="P62"><text:span text:style-name="T4"/></text:p>
      <text:p text:style-name="P67"><text:span text:style-name="T32">2.4 </text:span><text:span text:style-name="T4">Obtención del código ejecutable:</text:span></text:p>
      <text:p text:style-name="P66"><text:span text:style-name="T4"/></text:p>
      <text:list text:style-name="L7">
        <text:list-item>
          <text:p text:style-name="P122"><text:span text:style-name="T28">Código fuente:</text:span><text:span text:style-name="T4"> Es un conjunto de instrucciones escritas en un lenguaje de programación determinado.</text:span></text:p>
        </text:list-item>
        <text:list-item>
          <text:p text:style-name="P122"><text:span text:style-name="T28">Código objeto:</text:span><text:span text:style-name="T4"> Es el código resultante de compilar el código fuente. Si se trata de un lenguaje de programación compilado, será código máquina, mientras que si se trata de un lenguaje de programación virtual, será código bytecode.</text:span></text:p>
        </text:list-item>
        <text:list-item>
          <text:p text:style-name="P122"><text:span text:style-name="T28">Código ejecutable:</text:span><text:span text:style-name="T4"> Es el resultado obtenido de enlazar (linker) nuestro código objeto con las librerías.</text:span></text:p>
        </text:list-item>
      </text:list>
      <text:p text:style-name="P56">Para llegar a crear un fichero ejecutable se necesitan las herramientas siguientes;</text:p>
      <text:list text:style-name="L8">
        <text:list-item>
          <text:p text:style-name="P111">Editor de texto</text:p>
        </text:list-item>
        <text:list-item>
          <text:p text:style-name="P111">Compilador o intérprete</text:p>
        </text:list-item>
        <text:list-item>
          <text:p text:style-name="P111">Linker</text:p>
        </text:list-item>
      </text:list>
      <text:p text:style-name="P66"><text:span text:style-name="T4">En vez de util</text:span><text:span text:style-name="T31">iz</text:span><text:span text:style-name="T4">ar estas herramientas por separado, se suele utilizar un </text:span><text:span text:style-name="T28">entorno de desarrollo integrado (IDE)</text:span><text:span text:style-name="T26">.</text:span></text:p>
      <text:p text:style-name="P66"><text:span text:style-name="T26"/></text:p>
      <text:p text:style-name="P3"><text:span text:style-name="T43">3</text:span>. <text:span text:style-name="T43">Virtualización <text:s text:c="102"/></text:span></text:p>
      <text:p text:style-name="P10"><text:span text:style-name="T26"/></text:p>
      <text:p text:style-name="P12">La virtualización es un proceso que permite una utilización más eficaz del hardware físico y es la base del cloud computing. Utiliza software para crear una capa de abstracción sobre el hardware del sistema que permite dividir los elementos del hardware de un sistema (procesadores, memoria, almacenamiento) en varios sistemas virtuales, llamados máquinas virtuales.</text:p>
      <text:p text:style-name="P12"><text:span text:style-name="T4"/></text:p>
      <text:p text:style-name="P43"><text:span text:style-name="T56">3.1 </text:span><text:span text:style-name="T57">Máquinas virtuales</text:span>:</text:p>
      <text:p text:style-name="P13"><text:span text:style-name="T4"/></text:p>
      <text:list text:style-name="L9">
        <text:list-item>
          <text:p text:style-name="P81"><text:span text:style-name="T36">Eficiencia de los recursos: </text:span>permite ejecutar varias aplicaciones, cada una en su propia máquina virtual con su propio sistema operativo, en un único sistema físico.</text:p>
        </text:list-item>
        <text:list-item>
          <text:p text:style-name="P81"><text:span text:style-name="T36">Gestión mas sencilla: </text:span>la sustitución de sistemas físicos por máquinas virtuales facilita el uso y la gestión de políticas escritas de software.</text:p>
        </text:list-item>
        <text:list-item>
          <text:p text:style-name="P81"><text:span text:style-name="T36">Tiempo de inactividad mínimo: l</text:span>os administradores pueden ejecutar varias máquinas virtuales redundantes de forma paralela y la migración tras error entre ellas cuando surjan problemas.</text:p>
        </text:list-item>
        <text:list-item>
          <text:p text:style-name="P81"><text:span text:style-name="T36">Aprovisionamiento más rápido:</text:span> siempre que el hardware ya esté instalado, el suministro de máquinas virtuales para ejecutar todas las aplicaciones es significativamente más rápido.</text:p>
        </text:list-item>
      </text:list>
      <text:p text:style-name="P13"/>
      <text:p text:style-name="P25"><text:span text:style-name="T36">Máquinas virtuales (VM):</text:span> <text:span text:style-name="T58">Son entornos virtuales que simulan un sistema físico en formato de software.</text:span></text:p>
      <text:p text:style-name="P20"><text:span text:style-name="T4"/></text:p>
      <text:p text:style-name="P26"><text:soft-page-break/>Hipervisores:</text:p>
      <text:p text:style-name="P20">Es la capa de software que coordina las máquinas virtuales. Sirve como interfaz entre la VM y el hardware físico subyacente. Hay dos tipos:</text:p>
      <text:list text:style-name="L10">
        <text:list-item>
          <text:p text:style-name="P118"><text:span text:style-name="T14">Los hipervisores de tipo 1 o “baremetal”</text:span><text:span text:style-name="T10">, que interactúan con los recursos físicos subyacentes, sustituyendo por completo al sistema operativo tradicional.</text:span></text:p>
        </text:list-item>
        <text:list-item>
          <text:p text:style-name="P123"><text:span text:style-name="T14">L</text:span><text:span text:style-name="T13">os hipervisores de tipo 2</text:span><text:span text:style-name="T9">, que se ejecutan como una aplicación en un sistema operativo existente.</text:span></text:p>
        </text:list-item>
      </text:list>
      <text:p text:style-name="P68"><text:span text:style-name="T9"/></text:p>
      <text:p text:style-name="P44"><text:span text:style-name="T56">3.</text:span><text:span text:style-name="T57">2</text:span><text:span text:style-name="T56"> </text:span><text:span text:style-name="T57">Contenedores</text:span>:</text:p>
      <text:p text:style-name="P55"><text:span text:style-name="T18"/></text:p>
      <text:p text:style-name="P21">Los contenedores son una forma de virtualización del sistema operativo. Un solo contenedor se puede usar para ejecutar cualquier cosa, desde un microservicio a una aplicación de mayor tamaño. <text:span text:style-name="T59">Dentro de un contenedor se encuentran todos los ejecutables, el código binario, las bibliotecas y los archivos de configuración necesarios.</text:span></text:p>
      <text:p text:style-name="P21"/>
      <text:p text:style-name="P27">Beneficios:</text:p>
      <text:list text:style-name="L11">
        <text:list-item>
          <text:p text:style-name="P119"><text:span text:style-name="T15">Menos sobrecarga:</text:span><text:span text:style-name="T11"> </text:span><text:span text:style-name="T4">Los contenedores requieren menos recursos del sistema que los entornos de máquinas virtuales.</text:span></text:p>
        </text:list-item>
        <text:list-item>
          <text:p text:style-name="P119"><text:span text:style-name="T30">Mayor portabilidad: </text:span><text:span text:style-name="T4">Las aplicaciones que se ejecutan en contenedores se pueden poner en marcha fácilmente en sistemas operativos y plataformas de hardware diferentes.</text:span></text:p>
        </text:list-item>
        <text:list-item>
          <text:p text:style-name="P119"><text:span text:style-name="T30">Funcionamiento más constante:</text:span><text:span text:style-name="T33"> </text:span><text:span text:style-name="T4">Los equipos de DevOps saben que las aplicaciones en contenedores van a ejecutarse igual, independientemente de dónde se pongan en marcha.</text:span></text:p>
        </text:list-item>
        <text:list-item>
          <text:p text:style-name="P119"><text:span text:style-name="T30">Mayor eficacia: </text:span><text:span text:style-name="T4">Los contenedores permiten poner en marcha, aplicar parches o escalar las aplicaciones con mayor rapidez.</text:span></text:p>
        </text:list-item>
        <text:list-item>
          <text:p text:style-name="P119"><text:span text:style-name="T30">Mejor desarrollo de aplicaciones: </text:span><text:span text:style-name="T4">Los contenedores respaldan los esfuerzos ágiles y de DevOps para acelerar los ciclos de desarrollo, prueba y producción. </text:span></text:p>
        </text:list-item>
      </text:list>
      <text:p text:style-name="P63"><text:span text:style-name="T33"/></text:p>
      <text:p text:style-name="P60">Diferencias entre contenedores y máquinas virtuales:</text:p>
      <text:p text:style-name="P69"><text:span text:style-name="T4">Las VM se ejecutan en un entorno de </text:span><text:span text:style-name="T28">hipervisor</text:span><text:span text:style-name="T4"> en el que cada máquina virtual debe incluir su propio sistema operativo invitado dentro del mismo, junto con sus archivos binarios, bibliotecas y archivos de aplicaciones correspondientes. Esto consume una gran cantidad de recursos y genera mucha sobrecarga.</text:span></text:p>
      <text:p text:style-name="P61">Por el contrario, cada contenedor comparte el mismo sistema operativo host o kernel del sistema y tiene un tamaño mucho menor, a menudo de solo unos megabytes. </text:p>
      <text:p text:style-name="P69"><text:span text:style-name="T28"/></text:p>
      <text:p text:style-name="P69"><text:span text:style-name="T28">Docker: </text:span><text:span text:style-name="T4">es un popular entorno en tiempo de ejecución que se usa para crear y construir software dentro de contenedores.</text:span></text:p>
      <text:p text:style-name="P69"><text:span text:style-name="T4"/></text:p>
      <text:p text:style-name="P4"><text:span text:style-name="T60">4</text:span>. <text:span text:style-name="T60">Ciclo de vida del software</text:span><text:span text:style-name="T43"> <text:s text:c="80"/></text:span></text:p>
      <text:p text:style-name="P31"><text:span text:style-name="T34"/></text:p>
      <text:p text:style-name="P33"><text:span text:style-name="T43">U</text:span>n ciclo de vida de desarrollo de software es un desglose de todas las fases implicadas en el proceso de software. Cada modelo de ciclo de vida de desarrollo de software es una variación del siguiente camino:</text:p>
      <text:p text:style-name="P33">- Planificación<text:tab/><text:tab/><text:tab/><text:tab/><text:tab/>- Fase de pruebas</text:p>
      <text:p text:style-name="P33">- Análisis<text:tab/><text:tab/><text:tab/><text:tab/><text:tab/>- Fase de validación</text:p>
      <text:p text:style-name="P33">- Fase de diseño del producto<text:tab/><text:tab/>- Fase de mantenimiento</text:p>
      <text:p text:style-name="P33">- Fase de codificación</text:p>
      <text:p text:style-name="P33"><text:span text:style-name="T4"/></text:p>
      <text:p text:style-name="P33"><text:span text:style-name="T4"/></text:p>
      <text:p text:style-name="P37"><text:soft-page-break/>Fase de planificación:</text:p>
      <text:p text:style-name="P33">El primer paso de todo proyecto debe ser una fase en la que el equipo comprenda los requisitos generales de su proyecto. En esta fase, se debe definir lo siguiente:</text:p>
      <text:list text:style-name="L12">
        <text:list-item>
          <text:p text:style-name="P82">Objetivos</text:p>
        </text:list-item>
        <text:list-item>
          <text:p text:style-name="P82">Viabilidad y beneficios para la empresa</text:p>
        </text:list-item>
        <text:list-item>
          <text:p text:style-name="P82">Recursos necesarios</text:p>
        </text:list-item>
        <text:list-item>
          <text:p text:style-name="P82">Calendario y plazos</text:p>
        </text:list-item>
      </text:list>
      <text:p text:style-name="P33">En esta fase no sólo intervienen los desarrolladores: también puede ser necesaria la ayuda de los analistas de negocio. El resultado es el documento de especificación de requisitos de software.</text:p>
      <text:p text:style-name="P37"><text:span text:style-name="T26"/></text:p>
      <text:p text:style-name="P37">Fase de análisis:</text:p>
      <text:p text:style-name="P33">Durante esta fase, los equipos de desarrollo se dividen:</text:p>
      <text:list text:style-name="L13">
        <text:list-item>
          <text:p text:style-name="P83">La arquitectura de software: bases de datos, sistema operativo, lenguajes de programación…</text:p>
        </text:list-item>
        <text:list-item>
          <text:p text:style-name="P83">El diseño de la interfaz de usuario</text:p>
        </text:list-item>
        <text:list-item>
          <text:p text:style-name="P83">Requisitos de infraestructura</text:p>
        </text:list-item>
        <text:list-item>
          <text:p text:style-name="P83">Seguridad</text:p>
        </text:list-item>
      </text:list>
      <text:p text:style-name="P37"><text:span text:style-name="T1">Al igual que el resultado de la fase de planificación, el resultado de la fase de análisis es una documentación igual de importante denominado </text:span>DDS<text:span text:style-name="T1">.</text:span></text:p>
      <text:p text:style-name="P37"><text:span text:style-name="T26"/></text:p>
      <text:p text:style-name="P38">Fase de diseño:</text:p>
      <text:p text:style-name="P35">Una vez que disponemos de toda la información que precisa nuestro proyecto, estudiaremos las posibles alternativas y estableceremos:</text:p>
      <text:list text:style-name="L14">
        <text:list-item>
          <text:p text:style-name="P120"><text:span text:style-name="T25">Estructura de la base de datos: </text:span><text:span text:style-name="T26">Tomar decisiones adecuadas facilitará la implementación del proyecto. </text:span></text:p>
        </text:list-item>
        <text:list-item>
          <text:p text:style-name="P120"><text:span text:style-name="T25">Lógica de flujo de datos: </text:span><text:span text:style-name="T19">Crear un diagrama de flujo de datos, nos permite trazar el flujo de información de cualquier proceso o sistema. </text:span></text:p>
        </text:list-item>
        <text:list-item>
          <text:p text:style-name="P120"><text:span text:style-name="T25">Interfaz de usuario: </text:span><text:span text:style-name="T19">Diseñar un entorno intuitivo y fácil de usar, es otro elemento clave para un proyecto de desarrollo de software. </text:span></text:p>
        </text:list-item>
      </text:list>
      <text:p text:style-name="P64"><text:span text:style-name="T20"/></text:p>
      <text:p text:style-name="P38">Fase de codificación:</text:p>
      <text:p text:style-name="P35">La fase de codificación es donde los desarrolladores de software empiezan realmente a crear software (aquí es donde se empieza a escribir código).</text:p>
      <text:p text:style-name="P70"><text:span text:style-name="T19"/></text:p>
      <text:p text:style-name="P38">Fase de pruebas:</text:p>
      <text:p text:style-name="P35">El software proporcionado en la fase de desarrollo anterior debe probarse ahora en la fase de pruebas. Las pruebas las puede realizar el mismo equipo que ha trabajado en el software o un equipo de pruebas independiente. </text:p>
      <text:p text:style-name="P70"><text:span text:style-name="T19"/></text:p>
      <text:p text:style-name="P38">Fase de validación:</text:p>
      <text:p text:style-name="P35">En esta fase de desarrollo, una vez completadas todas las pruebas del sistema, se puede finalizar el software. </text:p>
      <text:p text:style-name="P70"><text:span text:style-name="T19"/></text:p>
      <text:p text:style-name="P38">Fase de despliegue:</text:p>
      <text:p text:style-name="P35">La fase de despliegue es cuando el software se implementa en las plataformas seleccionadas. </text:p>
      <text:p text:style-name="P70"><text:span text:style-name="T19"/></text:p>
      <text:p text:style-name="P38">Fase de mantenimiento:</text:p>
      <text:p text:style-name="P35">El proceso de desarrollo no termina cuando el software se publica o despliega. Este es un hecho que se prolonga mientras se siga utilizando el software.</text:p>
      <text:p text:style-name="P45"><text:soft-page-break/><text:span text:style-name="T62">4.</text:span><text:span text:style-name="T63">1</text:span><text:span text:style-name="T64"> </text:span><text:span text:style-name="T62">Modelos SDLC</text:span><text:span text:style-name="T61">:</text:span></text:p>
      <text:p text:style-name="P45"><text:span text:style-name="T19"/></text:p>
      <text:list xml:id="list1763019799" text:style-name="L15">
        <text:list-item>
          <text:p text:style-name="P85">Modelo en cascada:</text:p>
        </text:list-item>
      </text:list>
      <text:p text:style-name="P47"><text:span text:style-name="T48">Esto es una</text:span><text:span text:style-name="Strong_20_Emphasis"><text:span text:style-name="T48"> </text:span></text:span><text:span text:style-name="Strong_20_Emphasis"><text:span text:style-name="T44">paradigma </text:span></text:span><text:span text:style-name="T48">donde las fases de de desarrollo de software están dispuestos estratégicamente de modo que el inicio de una etapa de desarrollo esté precedido por la finalización del paso anterior. </text:span><text:span text:style-name="Strong_20_Emphasis"><text:span text:style-name="T44">También se le conoce como un</text:span></text:span><text:span text:style-name="Strong_20_Emphasis"><text:span text:style-name="T48"> modelo predictivo.</text:span></text:span><text:span text:style-name="T48"> Fases:</text:span></text:p>
      <text:list text:style-name="L16">
        <text:list-item>
          <text:p text:style-name="P112"><text:span text:style-name="T51">Fase de análisis: </text:span><text:span text:style-name="T48">Planificación, análisis y especificación de los requisitos</text:span></text:p>
        </text:list-item>
        <text:list-item>
          <text:p text:style-name="P112"><text:span text:style-name="T51">Fase de diseño: </text:span><text:span text:style-name="T48">Diseño y especificación del sistema.</text:span></text:p>
        </text:list-item>
        <text:list-item>
          <text:p text:style-name="P112"><text:span text:style-name="T51">Fase de implementación:</text:span><text:span text:style-name="T48"> Programación y pruebas unitarias.</text:span></text:p>
        </text:list-item>
        <text:list-item>
          <text:p text:style-name="P112"><text:span text:style-name="T51">Fase de verificación:</text:span><text:span text:style-name="T48"> Integración de sistemas, pruebas de sistema e integración.</text:span></text:p>
        </text:list-item>
        <text:list-item>
          <text:p text:style-name="P112"><text:span text:style-name="T51">Fase de despliegue:</text:span><text:span text:style-name="T48"> Despliegue de sistemas</text:span></text:p>
        </text:list-item>
        <text:list-item>
          <text:p text:style-name="P112"><text:span text:style-name="T51">Fase de mantenimiento:</text:span><text:span text:style-name="T48"> Entrega, mantenimiento y mejora.</text:span></text:p>
        </text:list-item>
      </text:list>
      <text:p text:style-name="P47"/>
      <text:list xml:id="list85253642063820" text:continue-list="list1763019799" text:style-name="L15">
        <text:list-item>
          <text:p text:style-name="P85">Modelo de proceso incremental:</text:p>
        </text:list-item>
      </text:list>
      <text:p text:style-name="P48"><text:span text:style-name="T49">S</text:span><text:span text:style-name="T48">e basa en la idea de diseñar una implementación inicial, exponer esta rápidamente al comentario del usuario, y luego si lo anterior marcho bien seguir desarrollando sus diversas versiones hasta que el sistema haga todo lo que el cliente quiere. </text:span><text:span text:style-name="Strong_20_Emphasis"><text:span text:style-name="T44">Cada incremento sigue la línea del modelo en cascada.</text:span></text:span></text:p>
      <text:p text:style-name="P48"><text:span text:style-name="Strong_20_Emphasis"><text:span text:style-name="T19"/></text:span></text:p>
      <text:p text:style-name="P48"><text:span text:style-name="Strong_20_Emphasis"><text:span text:style-name="T51">Ventajas:</text:span></text:span></text:p>
      <text:list text:style-name="L17">
        <text:list-item>
          <text:p text:style-name="P124"><text:span text:style-name="Strong_20_Emphasis"><text:span text:style-name="T20">Mediante este modelo se genera software operativo de forma rápida y en etapas tempranas del ciclo de vida del software.</text:span></text:span></text:p>
        </text:list-item>
        <text:list-item>
          <text:p text:style-name="P126">Es un modelo más flexible, por lo que se reduce el coste en el cambio de alcance y requisitos.</text:p>
        </text:list-item>
      </text:list>
      <text:list text:style-name="L18">
        <text:list-item>
          <text:p text:style-name="P127">Es más fácil probar y depurar en una iteración más pequeña.</text:p>
        </text:list-item>
      </text:list>
      <text:list text:style-name="L19">
        <text:list-item>
          <text:p text:style-name="P128">Es más fácil gestionar riesgos.</text:p>
        </text:list-item>
        <text:list-item>
          <text:p text:style-name="P128">Cada incremento es un hito gestionado fácilmente</text:p>
        </text:list-item>
      </text:list>
      <text:p text:style-name="P48"><text:span text:style-name="Strong_20_Emphasis"><text:span text:style-name="T19"/></text:span></text:p>
      <text:p text:style-name="P48"><text:span text:style-name="Strong_20_Emphasis"><text:span text:style-name="T52">Inconvenientes:</text:span></text:span></text:p>
      <text:list text:style-name="L20">
        <text:list-item>
          <text:p text:style-name="P129"><text:span text:style-name="Strong_20_Emphasis"><text:span text:style-name="T45">Cada fase de una iteración es rígida y no se superponen con otras.</text:span></text:span></text:p>
        </text:list-item>
        <text:list-item>
          <text:p text:style-name="P129"><text:span text:style-name="T46">Pueden surgir problemas referidos a la arquitectura del sistema porque no todos los requisitos se han reunido, ya que se supone que todos ellos se han definido al inicio</text:span><text:span text:style-name="Strong_20_Emphasis"><text:span text:style-name="T45">.</text:span></text:span></text:p>
        </text:list-item>
      </text:list>
      <text:p text:style-name="P57"><text:span text:style-name="T20"/></text:p>
      <text:list text:continue-list="list85253642063820" text:style-name="L15">
        <text:list-item>
          <text:p text:style-name="P114"><text:span text:style-name="T50">M</text:span><text:span text:style-name="T48">odelo de proceso evolutivo</text:span></text:p>
        </text:list-item>
      </text:list>
      <text:list xml:id="list3141114440" text:style-name="L21">
        <text:list-item>
          <text:list>
            <text:list-item>
              <text:p text:style-name="P86">Modelo de prototipos</text:p>
            </text:list-item>
          </text:list>
        </text:list-item>
      </text:list>
      <text:p text:style-name="P58"><text:span text:style-name="T44">Cuando se desarrolla un programa o aplicación es habitual recurrir a un </text:span><text:span text:style-name="Strong_20_Emphasis"><text:span text:style-name="T48">modelo de prototipos </text:span></text:span><text:span text:style-name="T44">para poder presentar una versión previa y funcional que sirva como presentación o muestra del proyecto. La elaboración de prototipos es muy interesante para conseguir </text:span><text:span text:style-name="T48">feedback</text:span><text:span text:style-name="T44"> en cuanto a requisitos, funcionalidad y operatividad.</text:span></text:p>
      <text:p text:style-name="P58"><text:span text:style-name="T19"/></text:p>
      <text:p text:style-name="P59"><text:span text:style-name="T44">Un modelo prototipo o modelo de desarrollo evolutivo es </text:span><text:span text:style-name="Strong_20_Emphasis"><text:span text:style-name="T44">utilizado principalmente en el desarrollo de </text:span></text:span><text:span text:style-name="Strong_20_Emphasis"><text:span text:style-name="Emphasis"><text:span text:style-name="T44">software</text:span></text:span></text:span><text:span text:style-name="Strong_20_Emphasis"><text:span text:style-name="Emphasis"><text:span text:style-name="T53"> </text:span></text:span></text:span><text:span text:style-name="Strong_20_Emphasis"><text:span text:style-name="T44">para ofrecer al usuario una visión previa de cómo será el programa </text:span></text:span><text:span text:style-name="T44">o sistema. En un modelo de prototipos las características fundamentales son:</text:span></text:p>
      <text:p text:style-name="P59"><text:span text:style-name="T19"/></text:p>
      <text:p text:style-name="P59"><text:soft-page-break/><text:span text:style-name="T19"/></text:p>
      <text:list text:style-name="L22">
        <text:list-item>
          <text:p text:style-name="P131"><text:span text:style-name="Strong_20_Emphasis"><text:span text:style-name="T23">Tiempo</text:span></text:span><text:span text:style-name="T21">. El prototipo se desarrolla en menos tiempo para poder ser probado o testeado.</text:span></text:p>
        </text:list-item>
        <text:list-item>
          <text:p text:style-name="P131"><text:span text:style-name="Strong_20_Emphasis"><text:span text:style-name="T4">Coste</text:span></text:span><text:span text:style-name="T4">. La inversión en un modelo de prototipo es ajustada, lo que requiere un uso óptimo de los recursos.</text:span></text:p>
        </text:list-item>
        <text:list-item>
          <text:p text:style-name="P131"><text:span text:style-name="Strong_20_Emphasis"><text:span text:style-name="T4">Conciso</text:span></text:span><text:span text:style-name="T4">. El prototipo debe incluir los requisitos y características básicas de la aplicación para poder evaluar su funcionamiento y utilidad.</text:span></text:p>
        </text:list-item>
        <text:list-item>
          <text:p text:style-name="P131"><text:span text:style-name="Strong_20_Emphasis"><text:span text:style-name="T4">Evolutivo</text:span></text:span><text:span text:style-name="T4">. El prototipo evoluciona gracias a la interacción con los usuarios.</text:span></text:p>
        </text:list-item>
        <text:list-item>
          <text:p text:style-name="P131"><text:span text:style-name="Strong_20_Emphasis"><text:span text:style-name="T4">Funcional</text:span></text:span><text:span text:style-name="T4">. El prototipo es una aplicación que funciona.</text:span></text:p>
        </text:list-item>
      </text:list>
      <text:p text:style-name="P71"><text:span text:style-name="T4"/></text:p>
      <text:p text:style-name="P71"><text:span text:style-name="T4">El modelo de prototipos se centra en un </text:span><text:span text:style-name="Strong_20_Emphasis"><text:span text:style-name="T26">diseño rápido que representa las características principales del programa</text:span></text:span><text:span text:style-name="Strong_20_Emphasis"><text:span text:style-name="T4"> </text:span></text:span><text:span text:style-name="T4">que el usuario podrá ver o utilizar. El prototipo se puede </text:span><text:span text:style-name="Strong_20_Emphasis"><text:span text:style-name="T26">modificar cuando sea necesario</text:span></text:span><text:span text:style-name="Strong_20_Emphasis"><text:span text:style-name="T4"> </text:span></text:span><text:span text:style-name="T4">y todos los resultados obtenidos de las presentaciones y pruebas se deben anotar. </text:span><text:span text:style-name="T35">Etapas para la elaboración del modelo de prototipo:</text:span></text:p>
      <text:list text:style-name="L23">
        <text:list-item>
          <text:p text:style-name="P130">Requisitos de desarrollo</text:p>
        </text:list-item>
        <text:list-item>
          <text:p text:style-name="P130">Modelaje y desarrollo del código</text:p>
        </text:list-item>
        <text:list-item>
          <text:p text:style-name="P130">Evaluación</text:p>
        </text:list-item>
        <text:list-item>
          <text:p text:style-name="P130">Modificación</text:p>
        </text:list-item>
        <text:list-item>
          <text:p text:style-name="P130">Documentación</text:p>
        </text:list-item>
        <text:list-item>
          <text:p text:style-name="P130">Pruebas</text:p>
        </text:list-item>
      </text:list>
      <text:p text:style-name="P59"><text:span text:style-name="T19"/></text:p>
      <text:list text:continue-list="list3141114440" text:style-name="L21">
        <text:list-item>
          <text:list>
            <text:list-item>
              <text:p text:style-name="P86">Modelo en espiral</text:p>
            </text:list-item>
          </text:list>
        </text:list-item>
      </text:list>
      <text:p text:style-name="P58"><text:span text:style-name="Strong_20_Emphasis"><text:span text:style-name="T47">E</text:span></text:span><text:span text:style-name="Strong_20_Emphasis"><text:span text:style-name="T44">s un tipo de modelo de desarrollo de software que combina el modelo en cascada y el de prototipos</text:span></text:span><text:span text:style-name="T44">, las actividades se crean en espiral y se llevan a cabo en el orden en que se eligen en función del </text:span><text:span text:style-name="Strong_20_Emphasis"><text:span text:style-name="T44">análisis de riesgo</text:span></text:span><text:span text:style-name="T44">. </text:span><text:span text:style-name="T47">Fases del modelo:</text:span></text:p>
      <text:list text:style-name="L24">
        <text:list-item>
          <text:p text:style-name="P125"><text:span text:style-name="Strong_20_Emphasis"><text:span text:style-name="T24">Fase de planificación: </text:span></text:span><text:span text:style-name="T22">El paso inicial es identificar y establecer objetivos y metas a alcanzar.</text:span></text:p>
        </text:list-item>
        <text:list-item>
          <text:p text:style-name="P125"><text:span text:style-name="Strong_20_Emphasis"><text:span text:style-name="T4">Fase de análisis de riesgos: </text:span></text:span><text:span text:style-name="T4">Al planificar y finalizar la estrategia de reducción de riesgos, se identifican los posibles peligros.</text:span></text:p>
        </text:list-item>
        <text:list-item>
          <text:p text:style-name="P125"><text:span text:style-name="Strong_20_Emphasis"><text:span text:style-name="T4">Fase de ingeniería: </text:span></text:span><text:span text:style-name="T4">Implica la codificación, prueba e implementación del software. Tras una evaluación de riesgos, se adopta el modelo de desarrollo.</text:span></text:p>
        </text:list-item>
        <text:list-item>
          <text:p text:style-name="P125"><text:span text:style-name="Strong_20_Emphasis"><text:span text:style-name="T4">Fase de evaluación: </text:span></text:span><text:span text:style-name="T4">Valoración del cliente sobre el programa. Se decide si repetir o no el ciclo. Aquí se está planificando la siguiente fase del proyecto.</text:span></text:p>
        </text:list-item>
      </text:list>
      <text:p text:style-name="P58"><text:span text:style-name="T22"/></text:p>
      <text:p text:style-name="P5"><text:span text:style-name="T65">5</text:span>. <text:span text:style-name="T65">Metodologías de desarrollo de software</text:span></text:p>
      <text:p text:style-name="P32"><text:span text:style-name="T34"/></text:p>
      <text:p text:style-name="P34"><text:span text:style-name="T43">S</text:span>e utilizan en el ámbito de la programación, entre otros, con el objetivo de trabajar en equipo de manera organizada.</text:p>
      <text:p text:style-name="P34"><text:span text:style-name="T4"/></text:p>
      <text:p text:style-name="P46"><text:soft-page-break/><text:span text:style-name="T65">5</text:span><text:span text:style-name="T66">.</text:span><text:span text:style-name="T65">1</text:span><text:span text:style-name="T56"> </text:span><text:span text:style-name="T65">Metodologías tradicionales</text:span>:</text:p>
      <text:p text:style-name="P46"><text:span text:style-name="T17"/></text:p>
      <text:p text:style-name="P22">Las metodologías de desarrollo de software tradicionales son metodologías estructuradas que se caracterizan por definir total y rígidamente los requisitos al inicio de los proyectos de ingeniería de software. Los ciclos de desarrollo son poco flexibles y no permiten realizar cambios, al contrario que las metodologías ágiles. Las principales son:</text:p>
      <text:list text:style-name="L25">
        <text:list-item>
          <text:p text:style-name="P87">Waterfall (cascada)</text:p>
        </text:list-item>
        <text:list-item>
          <text:p text:style-name="P87">Prototipado</text:p>
        </text:list-item>
        <text:list-item>
          <text:p text:style-name="P87">Espiral</text:p>
        </text:list-item>
        <text:list-item>
          <text:p text:style-name="P87">Incremental</text:p>
        </text:list-item>
        <text:list-item>
          <text:p text:style-name="P87">Diseño rápido de aplicaciones (RAD)</text:p>
        </text:list-item>
      </text:list>
      <text:p text:style-name="P49"><text:span text:style-name="T17"/></text:p>
      <text:p text:style-name="P50">5.2 Ágiles:</text:p>
      <text:p text:style-name="P50"><text:span text:style-name="T17"/></text:p>
      <text:p text:style-name="P22">Se basan en la metodología incremental, en la que en cada ciclo de desarrollo se van agregando nuevas funcionalidades a la aplicación final. Este tipo de metodologías permite construir equipos de trabajo autosuficientes e independientes. Existen:</text:p>
      <text:list text:style-name="L26">
        <text:list-item>
          <text:p text:style-name="P113"><text:span text:style-name="T54">Kanban:</text:span><text:span text:style-name="T55"> Consiste en dividir las tareas en porciones mínimas y organizarlas en un tablero de trabajo dividido en tareas pendientes, en curso y finalizadas.</text:span></text:p>
        </text:list-item>
        <text:list-item>
          <text:p text:style-name="P121"><text:span text:style-name="T16">Scrum:</text:span><text:span text:style-name="T12"> Divide los requisitos y tareas de forma similar a Kanban. </text:span><text:span text:style-name="T17">Se itera sobre bloques de tiempos cortos y fijos para conseguir un resultado completo en cada iteración. Las etapas son: planificación de la iteración (planning sprint), ejecución (sprint), reunión diaria (daily meeting) y demostración de resultados (sprint review).</text:span></text:p>
        </text:list-item>
        <text:list-item>
          <text:p text:style-name="P121"><text:span text:style-name="T13">Lean: </text:span><text:span text:style-name="T17">está configurado para que pequeños equipos de desarrollo muy capacitados elaboren cualquier tarea en poco tiempo.</text:span></text:p>
        </text:list-item>
        <text:list-item>
          <text:p text:style-name="P121"><text:span text:style-name="T13">Programación extrema (XP):</text:span><text:span text:style-name="T17"> es una metodología de desarrollo de software basada en las relaciones interpersonales, que se consideran la clave del éxito.</text:span></text:p>
        </text:list-item>
      </text:list>
      <text:p text:style-name="P65"><text:span text:style-name="T17"/></text:p>
      <text:p text:style-name="P6"><text:span text:style-name="T71">6</text:span>. El<text:span text:style-name="T71"> stack tecnológico</text:span><text:span text:style-name="T65"> <text:s text:c="91"/></text:span></text:p>
      <text:p text:style-name="P39"/>
      <text:p text:style-name="P36">Las principales capas/categorías generales del Software son las siguientes:</text:p>
      <text:list text:style-name="L27">
        <text:list-item>
          <text:p text:style-name="P84"><text:span text:style-name="T36">Base de datos:</text:span> nos permiten almacenar y extraer los datos de una aplicación.</text:p>
        </text:list-item>
        <text:list-item>
          <text:p text:style-name="P84"><text:span text:style-name="T36">Backend:</text:span> es el encargado de gestionar toda la lógico de la aplicación y de modificar dichos datos.</text:p>
        </text:list-item>
        <text:list-item>
          <text:p text:style-name="P84"><text:span text:style-name="T36">Frontend: </text:span>parte encargada de diseñar y crear los componentes de interfaz de usuario.</text:p>
        </text:list-item>
        <text:list-item>
          <text:p text:style-name="P84"><text:span text:style-name="T36">Desarrollo mobile:</text:span> se compone tanto de backend como de frontend pero aplicados a aplicaciones móviles o multiplataforma.</text:p>
        </text:list-item>
        <text:list-item>
          <text:p text:style-name="P84"><text:span text:style-name="T36">DevOps:</text:span> esta capa es la que rodea todo el Software mencionado anteriormente.</text:p>
        </text:list-item>
      </text:list>
      <text:p text:style-name="P36"/>
      <text:p text:style-name="P51"><text:span text:style-name="T71">6.1 Base de Datos</text:span>:</text:p>
      <text:p text:style-name="P23"/>
      <text:p text:style-name="P24">Es una recopilación organizada de información que normalmente se almacena de forma electrónica en un sistema informático. Utilizan fundamentalmente dos modelos: SQL y NoSQL.</text:p>
      <text:p text:style-name="P24"/>
      <text:p text:style-name="P28">Base de datos SQL:</text:p>
      <text:p text:style-name="P24">Es una base de datos relacional, escrita en un lenguaje de consulta estructurado. Una BD relacional es aquella que dispone de una relación predefinida entre sus elementos, donde cada registro pueda ser identificado de forma inequívoca. Este sistema es sencillo de comprender.</text:p>
      <text:p text:style-name="P28"><text:soft-page-break/>Base de datos NoSQL:</text:p>
      <text:p text:style-name="P28"><text:span text:style-name="T1">Es una base de datos no relacional que no cuenta con un identificador que relacione un conjunto de datos con otro. </text:span><text:span text:style-name="T2">Los DevOps utilizan NoSQL mediante JSON.</text:span></text:p>
      <text:p text:style-name="P28"><text:span text:style-name="T2"/></text:p>
      <text:p text:style-name="P52"><text:span text:style-name="T71">6.</text:span><text:span text:style-name="T73">2</text:span><text:span text:style-name="T71"> </text:span><text:span text:style-name="T73">Frotend y Backend</text:span><text:span text:style-name="T72">:</text:span></text:p>
      <text:p text:style-name="P28"><text:span text:style-name="T2"/></text:p>
      <text:p text:style-name="P29">Frotend:</text:p>
      <text:p text:style-name="P89">Es la parte de un programa a la que un usuario puede acceder directamente. Se encarga de:</text:p>
      <text:list text:style-name="L28">
        <text:list-item>
          <text:p text:style-name="P90">El diseño</text:p>
        </text:list-item>
        <text:list-item>
          <text:p text:style-name="P90">Los colores</text:p>
        </text:list-item>
        <text:list-item>
          <text:p text:style-name="P90">Los botonees</text:p>
        </text:list-item>
        <text:list-item>
          <text:p text:style-name="P90">Todo lo que puedes ver en la pantalla</text:p>
        </text:list-item>
      </text:list>
      <text:p text:style-name="P29"><text:span text:style-name="T1"/></text:p>
      <text:p text:style-name="P89">Los desarrolladores frotend son aquellos que crean los componentes visuales de una aplciación o un sitio web. Un aspecto muy importante en el desaroollo y que está estrechamente ligado con el frotend es el diseño de interfaces. Debe seguir los siguientes aspectos:</text:p>
      <text:list text:style-name="L29">
        <text:list-item>
          <text:p text:style-name="P91">Usabilidad: Es ayudar a que los dispositivos especiales usados por personas con algún tipo de discapacidad puedan interpretar de manera correcta nuestro código.</text:p>
        </text:list-item>
        <text:list-item>
          <text:p text:style-name="P91">Accesibilidad: Se necesita asegurar que los sitios web se muestran correctamente en los navegadores de todos los dispositivos. Esto puede conseguirse creando un diseño web adaptable en las hojas de estilo CSS, esto se conoce como diseño responsibe.</text:p>
        </text:list-item>
        <text:list-item>
          <text:p text:style-name="P92">Rendimiento: el sitio web debe ejecutarse rápidamente.</text:p>
        </text:list-item>
      </text:list>
      <text:p text:style-name="P30"><text:span text:style-name="T1"/></text:p>
      <text:p text:style-name="P93">Los lenguajes más usados en el frotend son:</text:p>
      <text:list text:style-name="L30">
        <text:list-item>
          <text:p text:style-name="P94">HTML</text:p>
        </text:list-item>
        <text:list-item>
          <text:p text:style-name="P94">CSS</text:p>
        </text:list-item>
        <text:list-item>
          <text:p text:style-name="P94">JavaScript</text:p>
        </text:list-item>
      </text:list>
      <text:p text:style-name="P30"><text:span text:style-name="T1"/></text:p>
      <text:p text:style-name="P93">Algunas herramientas populares utilizadas en el desarrollo frontend incluyen:</text:p>
      <text:list text:style-name="L31">
        <text:list-item>
          <text:p text:style-name="P95">Visual Studio Code</text:p>
        </text:list-item>
        <text:list-item>
          <text:p text:style-name="P95">Sublime Text</text:p>
        </text:list-item>
        <text:list-item>
          <text:p text:style-name="P95">Git</text:p>
        </text:list-item>
      </text:list>
      <text:p text:style-name="P30"><text:span text:style-name="T1"/></text:p>
      <text:p text:style-name="P93">Las principales tecnologías y framework del frontend son:</text:p>
      <text:list text:style-name="L32">
        <text:list-item>
          <text:p text:style-name="P96">Angular, creado por Google</text:p>
        </text:list-item>
        <text:list-item>
          <text:p text:style-name="P96">Vue.Js, que sigue el patrón Angular</text:p>
        </text:list-item>
        <text:list-item>
          <text:p text:style-name="P96">React Js, que es una librería, no un framework</text:p>
        </text:list-item>
      </text:list>
      <text:p text:style-name="P30"><text:span text:style-name="T1"/></text:p>
      <text:p text:style-name="P30">Backend:</text:p>
      <text:p text:style-name="P93">Es la parte invisible pero esencial de una aplciación encargada de manejar la lógica y el procesamiento de datos necesarios para que todo funcione de manera correcta y segura.</text:p>
      <text:p text:style-name="P30"><text:span text:style-name="T1"/></text:p>
      <text:p text:style-name="P93">Los lenguajes más usados en el backend son:</text:p>
      <text:list text:style-name="L33">
        <text:list-item>
          <text:p text:style-name="P97">Java</text:p>
        </text:list-item>
        <text:list-item>
          <text:p text:style-name="P97">Python</text:p>
        </text:list-item>
        <text:list-item>
          <text:p text:style-name="P97">PHP</text:p>
        </text:list-item>
        <text:list-item>
          <text:p text:style-name="P97">C#</text:p>
        </text:list-item>
      </text:list>
      <text:p text:style-name="P30"><text:span text:style-name="T1"/></text:p>
      <text:p text:style-name="P30"><text:span text:style-name="T1"/></text:p>
      <text:p text:style-name="P30"><text:soft-page-break/><text:span text:style-name="T1">Las principales tecnologías del backend son:</text:span></text:p>
      <text:list text:style-name="L34">
        <text:list-item>
          <text:p text:style-name="P98">Frameworks de desarrollo</text:p>
        </text:list-item>
        <text:list-item>
          <text:p text:style-name="P98">Base de datos</text:p>
        </text:list-item>
        <text:list-item>
          <text:p text:style-name="P98">Servidores web</text:p>
        </text:list-item>
        <text:list-item>
          <text:p text:style-name="P98">APIs</text:p>
        </text:list-item>
        <text:list-item>
          <text:p text:style-name="P98">Contenedores y orquestación</text:p>
        </text:list-item>
      </text:list>
      <text:p text:style-name="P30"><text:span text:style-name="T1"/></text:p>
      <text:p text:style-name="P107">API:</text:p>
      <text:p text:style-name="P93">Son mecanismos que permiten que dos componentes de software puedan comunicarse entre sí usando un set de definiciones y protocolos debidamente establecidos.</text:p>
      <text:p text:style-name="P99">Sus ventajas son:</text:p>
      <text:list text:style-name="L35">
        <text:list-item>
          <text:p text:style-name="P100">Seguridad</text:p>
        </text:list-item>
        <text:list-item>
          <text:p text:style-name="P100">Monitoreo <text:s/>de accesos</text:p>
        </text:list-item>
        <text:list-item>
          <text:p text:style-name="P100">Automatización de tareas repetitivas</text:p>
        </text:list-item>
        <text:list-item>
          <text:p text:style-name="P100">Informes de análisis confiables</text:p>
        </text:list-item>
        <text:list-item>
          <text:p text:style-name="P100">User Experience (UX)</text:p>
        </text:list-item>
      </text:list>
      <text:p text:style-name="P17"><text:span text:style-name="T67"/></text:p>
      <text:p text:style-name="P53"><text:span text:style-name="T71">6.</text:span><text:span text:style-name="T74">3</text:span><text:span text:style-name="T71"> </text:span><text:span text:style-name="T75">DevOps</text:span><text:span text:style-name="T72">:</text:span></text:p>
      <text:p text:style-name="P16"><text:span text:style-name="T68"/></text:p>
      <text:p text:style-name="P17"><text:span text:style-name="T68">T</text:span><text:span text:style-name="T67">iene como finalidad codificar y hacer sus correspondientes pruebas unitarias y generar lanzamientos de su aplciación (releases) en periodos cortos de tiempo. </text:span><text:span text:style-name="T69">Es un rol que aplica distintas tecnologías y herramientas que conllevan a acelerar los tiempos de implementación y entrega continua de una aplicación.</text:span></text:p>
      <text:p text:style-name="P17"><text:span text:style-name="T69"/></text:p>
      <text:p text:style-name="P54">6.4 Desarrollo móvil:</text:p>
      <text:p text:style-name="P17"><text:span text:style-name="T69"/></text:p>
      <text:p text:style-name="P101">Describe los procesos y procedimientos necesarios para desarrollar el software de dispositivos móviles. Existen diferentes métodos de desarrollo:</text:p>
      <text:p text:style-name="P18"><text:span text:style-name="T67"/></text:p>
      <text:p text:style-name="P108">Desarrollo nativo</text:p>
      <text:p text:style-name="P101">Consiste en utilizar las herramientas y plataformas proporcionadas por el proveedor del sistema operativos.</text:p>
      <text:list text:style-name="L36">
        <text:list-item>
          <text:p text:style-name="P102">Ventajas</text:p>
          <text:list>
            <text:list-item>
              <text:p text:style-name="P102">Rendimiento optimizado</text:p>
            </text:list-item>
            <text:list-item>
              <text:p text:style-name="P102">Capacidad de uso mejorada</text:p>
            </text:list-item>
            <text:list-item>
              <text:p text:style-name="P102">Codificación de plataforma única</text:p>
            </text:list-item>
          </text:list>
        </text:list-item>
        <text:list-item>
          <text:p text:style-name="P102">Desventajas</text:p>
          <text:list>
            <text:list-item>
              <text:p text:style-name="P102">Se necesita especialización</text:p>
            </text:list-item>
            <text:list-item>
              <text:p text:style-name="P102">Se requieren múltiples esfuerzos de desarrollo</text:p>
            </text:list-item>
          </text:list>
        </text:list-item>
      </text:list>
      <text:p text:style-name="P18"><text:span text:style-name="T67"/></text:p>
      <text:p text:style-name="P108">Marcos multiplataforma:</text:p>
      <text:p text:style-name="P101">Están diseñados para que los desarrolladores puedan crear aplicaciones móviles eficientes que funcionen de manera óptima en ambos sistemas operativos principales.</text:p>
      <text:list text:style-name="L37">
        <text:list-item>
          <text:p text:style-name="P103">Ventajas</text:p>
          <text:list>
            <text:list-item>
              <text:p text:style-name="P103">Desarrollo <text:s/>más rápido</text:p>
            </text:list-item>
            <text:list-item>
              <text:p text:style-name="P103">Desarrollo más fácilmente</text:p>
            </text:list-item>
            <text:list-item>
              <text:p text:style-name="P103">Un público objetivo más amplio</text:p>
            </text:list-item>
          </text:list>
          <text:p text:style-name="P110"><text:span text:style-name="T70"/></text:p>
          <text:p text:style-name="P110"><text:span text:style-name="T70"/></text:p>
        </text:list-item>
        <text:list-item>
          <text:p text:style-name="P110"><text:soft-page-break/><text:span text:style-name="T70">Desventajas</text:span></text:p>
          <text:list>
            <text:list-item>
              <text:p text:style-name="P103">Facilidad de uso reducida</text:p>
            </text:list-item>
            <text:list-item>
              <text:p text:style-name="P103">Implementación más lenta de nuevas características</text:p>
            </text:list-item>
            <text:list-item>
              <text:p text:style-name="P103">Dificultades para personalizar</text:p>
            </text:list-item>
            <text:list-item>
              <text:p text:style-name="P103">Problemas de rendimiento</text:p>
            </text:list-item>
          </text:list>
        </text:list-item>
      </text:list>
      <text:p text:style-name="P19"><text:span text:style-name="T70"/></text:p>
      <text:p text:style-name="P108">Aplicación web móvil:</text:p>
      <text:p text:style-name="P101">Es utilizar una aplciación web móvil para el desarrollo móvil. Esto implica crear una aplciación web a la que se puede acceder a través de un navegador web estándar, pero optimizarla para su uso en dispositivos móviles.</text:p>
      <text:list text:style-name="L38">
        <text:list-item>
          <text:p text:style-name="P104">Ventajas</text:p>
          <text:list>
            <text:list-item>
              <text:p text:style-name="P104">Mantenimiento simplificado</text:p>
            </text:list-item>
            <text:list-item>
              <text:p text:style-name="P104">Desarrollo más rápido</text:p>
            </text:list-item>
            <text:list-item>
              <text:p text:style-name="P104">Costes más bajos</text:p>
            </text:list-item>
            <text:list-item>
              <text:p text:style-name="P104">Accesibilidad óptima</text:p>
            </text:list-item>
          </text:list>
        </text:list-item>
        <text:list-item>
          <text:p text:style-name="P104">Desventajas</text:p>
          <text:list>
            <text:list-item>
              <text:p text:style-name="P104">Dependen de Internet</text:p>
            </text:list-item>
            <text:list-item>
              <text:p text:style-name="P104">Accesibilidad limitada a funciones</text:p>
            </text:list-item>
            <text:list-item>
              <text:p text:style-name="P104">No están vinculadas a tiendas de apl<text:span text:style-name="T76">ic</text:span>aciones</text:p>
            </text:list-item>
          </text:list>
        </text:list-item>
      </text:list>
      <text:p text:style-name="P105"/>
      <text:p text:style-name="P115"><text:span text:style-name="T76">7</text:span>. <text:span text:style-name="T76">Roles</text:span><text:span text:style-name="T65"> </text:span><text:span text:style-name="T76">en software</text:span><text:span text:style-name="T65"> <text:s text:c="94"/></text:span></text:p>
      <text:p text:style-name="P105"/>
      <text:p text:style-name="P109">Dueño del producto:</text:p>
      <text:p text:style-name="P106">Es el responsable de todas las cosas relacionadas al producto. Están involucrados en todas las etapas del proyecto y se adaptan a cualquier cambio. Interactúan más que nada con los analistas comerciales y con los clientes.</text:p>
      <text:p text:style-name="P106"/>
      <text:p text:style-name="P109">Project Manager:</text:p>
      <text:p text:style-name="P109"><text:span text:style-name="T1">Está a cargo del desarrollo, la organización y la entrega de un proyecto. Dividen el proyecto en partes modulares y diseñan el flujo de trabajo para distribuir las tareas. Interactúan con todos los miembros del equipo, así como cliente y accionistas.</text:span></text:p>
      <text:p text:style-name="P109"><text:span text:style-name="T1"/></text:p>
      <text:p text:style-name="P109">Diseñadores UX y UI:</text:p>
      <text:p text:style-name="P109"><text:span text:style-name="T1">UX significa experiencia de usuario, asi que su responsabilidad es asegurar un resultado suave y enfocado en el usuario. UI significa interfaz de usuario, por lo que el rol se enfoca principalmente en el software y en cómo se ve y se siente para el usuario. Interactúan entre ellos mismos.</text:span></text:p>
      <text:p text:style-name="P109"><text:span text:style-name="T1"/></text:p>
      <text:p text:style-name="P109">Analista comercial:</text:p>
      <text:p text:style-name="P109"><text:span text:style-name="T1">Es el responsable de cumplir con las necesidades comerciales del cliente.</text:span></text:p>
      <text:p text:style-name="P109"><text:span text:style-name="T1"/></text:p>
      <text:p text:style-name="P109">Desarrolladores de software:</text:p>
      <text:p text:style-name="P109"><text:span text:style-name="T1">Son los que crean el proyecto final al programar en un rango de distintos lenguajes de programación. Se dividen en senior, medios y junior. Los desarrolladores front-end crean todo lo que el usuario final ve, mientras que los desarrolladores back-end son los responsables de los procesos y funcionalidades que están detrás de lo que el usuario ve.</text:span></text:p>
      <text:p text:style-name="P109"><text:span text:style-name="T1"/></text:p>
      <text:p text:style-name="P109"><text:span text:style-name="T1">Los desarrolladores full-stack tienen un conocimiento más amplio pero menos profundo de los lenguajes de programación front-end y back-end.</text:span></text:p>
      <text:p text:style-name="P109"><text:span text:style-name="T1"/></text:p>
      <text:p text:style-name="P109"><text:soft-page-break/>Team Lead y Tech Lead:</text:p>
      <text:p text:style-name="P109"><text:span text:style-name="T1">El team lead esta a cargo del rendimiento general mientras que el tech lead es el responsable de supervisar los requerimientos técnicos o de hardware. Interactúan con todos los miembros del equipo.</text:span></text:p>
      <text:p text:style-name="P109"><text:span text:style-name="T1"/></text:p>
      <text:p text:style-name="P109">Quality assurance (QA):</text:p>
      <text:p text:style-name="P109"><text:span text:style-name="T1">Un tester se encarga de encontrar fallos, pero un QA o sólo los encuentra, sino que ayuda a prevenirlos.</text:span></text:p>
      <text:p text:style-name="P109"><text:span text:style-name="T1"/></text:p>
      <text:p text:style-name="P109">Scrum master:</text:p>
      <text:p text:style-name="P109"><text:span text:style-name="T1">El rol del scrum master es asegurarse de que el equipo siga metodologías y estructuras ágiles. </text:span><text:span text:style-name="T3">Interactúan con todos los miembros.</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wiss" style:font-pitch="variable"/>
    <style:font-face style:name="Arial2" svg:font-family="Arial" style:font-family-generic="system" style:font-pitch="variable"/>
    <style:font-face style:name="Calibri" svg:font-family="Calibri" style:font-family-generic="swiss"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iberation Serif1" svg:font-family="'Liberation Serif'" style:font-family-generic="swiss"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3-09-21T08:54:40.150000000</meta:creation-date>
    <dc:date>2023-10-09T08:49:29.052000000</dc:date>
    <meta:editing-duration>PT6H20M19S</meta:editing-duration>
    <meta:editing-cycles>38</meta:editing-cycles>
    <meta:generator>LibreOffice/7.6.1.2$Windows_X86_64 LibreOffice_project/f5defcebd022c5bc36bbb79be232cb6926d8f674</meta:generator>
    <meta:document-statistic meta:table-count="0" meta:image-count="0" meta:object-count="0" meta:page-count="12" meta:paragraph-count="283" meta:word-count="3881" meta:character-count="24854" meta:non-whitespace-character-count="20801"/>
  </office:meta>
</office:document-meta>
</file>